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67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68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69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5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2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3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0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0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3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3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0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3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0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3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>
        <style:tab-stops>
          <style:tab-stop style:position="347.30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 fo:margin-top="141.75pt"/>
    </style:style>
    <style:style style:name="P4" style:family="paragraph">
      <style:paragraph-properties fo:line-height="100.00%" fo:text-align="center" fo:margin-bottom="141.75pt"/>
    </style:style>
    <style:style style:name="P5" style:family="paragraph">
      <style:paragraph-properties fo:line-height="120.00%" fo:text-align="left" fo:margin-bottom="7.00pt">
        <style:tab-stops>
          <style:tab-stop style:position="252.00pt"/>
        </style:tab-stops>
      </style:paragraph-properties>
    </style:style>
    <style:style style:name="P6" style:family="paragraph">
      <style:paragraph-properties fo:line-height="100.00%" fo:text-align="justify" fo:margin-top="12.00pt" fo:margin-bottom="6.00pt"/>
    </style:style>
    <style:style style:name="P7" style:family="paragraph">
      <style:paragraph-properties fo:line-height="100.00%" fo:text-align="justify">
        <style:tab-stops>
          <style:tab-stop style:position="481.90pt" style:type="right" style:leader-style="dotted"/>
        </style:tab-stops>
      </style:paragraph-properties>
    </style:style>
    <style:style style:name="P8" style:family="paragraph">
      <style:paragraph-properties fo:line-height="100.00%" fo:text-align="justify" fo:margin-left="14.15pt" fo:text-indent="0.00pt">
        <style:tab-stops>
          <style:tab-stop style:position="467.75pt" style:type="right" style:leader-style="dotted"/>
        </style:tab-stops>
      </style:paragraph-properties>
    </style:style>
    <style:style style:name="P9" style:family="paragraph">
      <style:paragraph-properties fo:line-height="100.00%" fo:text-align="justify">
        <style:tab-stops>
          <style:tab-stop style:position="481.90pt" style:type="right" style:leader-style="dotted"/>
        </style:tab-stops>
      </style:paragraph-properties>
    </style:style>
    <style:style style:name="P10" style:family="paragraph">
      <style:paragraph-properties fo:line-height="100.00%" fo:text-align="justify" fo:margin-left="14.15pt" fo:text-indent="0.00pt">
        <style:tab-stops>
          <style:tab-stop style:position="467.75pt" style:type="right" style:leader-style="dotted"/>
        </style:tab-stops>
      </style:paragraph-properties>
    </style:style>
    <style:style style:name="P11" style:family="paragraph">
      <style:paragraph-properties fo:line-height="115.00%" fo:text-align="justify" fo:margin-bottom="7.00pt"/>
    </style:style>
    <style:style style:name="P12" style:family="paragraph">
      <style:paragraph-properties fo:line-height="100.00%" fo:text-align="justify" fo:margin-top="12.00pt" fo:margin-bottom="6.00pt"/>
    </style:style>
    <style:style style:name="P13" style:family="paragraph">
      <style:paragraph-properties fo:line-height="115.00%" fo:text-align="justify" fo:margin-bottom="7.00pt"/>
    </style:style>
    <style:style style:name="P14" style:family="paragraph">
      <style:paragraph-properties fo:line-height="100.00%" fo:text-align="justify" fo:margin-top="12.00pt" fo:margin-bottom="6.00pt"/>
    </style:style>
    <style:style style:name="P15" style:family="paragraph">
      <style:paragraph-properties fo:line-height="100.00%" fo:text-align="justify" fo:margin-top="10.00pt" fo:margin-bottom="6.00pt"/>
    </style:style>
    <style:style style:name="P16" style:family="paragraph">
      <style:paragraph-properties fo:line-height="115.00%" fo:text-align="justify" fo:margin-bottom="7.00pt"/>
    </style:style>
    <style:style style:name="P17" style:family="paragraph">
      <style:paragraph-properties fo:line-height="115.00%" fo:text-align="center" fo:margin-bottom="7.00pt"/>
    </style:style>
    <style:style style:name="P18" style:family="paragraph">
      <style:paragraph-properties fo:line-height="100.00%" fo:text-align="justify" fo:margin-top="10.00pt" fo:margin-bottom="6.00pt"/>
    </style:style>
    <style:style style:name="P19" style:family="paragraph">
      <style:paragraph-properties fo:line-height="115.00%" fo:text-align="justify" fo:margin-bottom="7.00p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15.00%" fo:text-align="justify" fo:margin-top="7.10pt" fo:margin-bottom="7.10pt"/>
    </style:style>
    <style:style style:name="P22" style:family="paragraph">
      <style:paragraph-properties fo:line-height="100.00%" fo:text-align="justify" fo:margin-top="10.00pt" fo:margin-bottom="6.00pt"/>
    </style:style>
    <style:style style:name="P23" style:family="paragraph">
      <style:paragraph-properties fo:line-height="115.00%" fo:text-align="justify" fo:margin-bottom="7.00pt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justify" fo:margin-top="10.00pt" fo:margin-bottom="6.00pt"/>
    </style:style>
    <style:style style:name="P26" style:family="paragraph">
      <style:paragraph-properties fo:line-height="115.00%" fo:text-align="justify" fo:margin-bottom="7.00p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15.00%" fo:text-align="justify" fo:margin-bottom="7.00pt"/>
    </style:style>
    <style:style style:name="P29" style:family="paragraph">
      <style:paragraph-properties fo:line-height="100.00%" fo:text-align="justify" fo:margin-top="10.00pt" fo:margin-bottom="6.00pt"/>
    </style:style>
    <style:style style:name="P30" style:family="paragraph">
      <style:paragraph-properties fo:line-height="115.00%" fo:text-align="center"/>
    </style:style>
    <style:style style:name="P31" style:family="paragraph">
      <style:paragraph-properties fo:line-height="115.00%" fo:text-align="center" fo:margin-bottom="7.00pt"/>
    </style:style>
    <style:style style:name="P32" style:family="paragraph">
      <style:paragraph-properties fo:line-height="115.00%" fo:text-align="justify" fo:margin-bottom="7.00pt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justify" fo:margin-left="-18.00pt" fo:text-indent="18.00pt" fo:margin-bottom="7.00pt"/>
    </style:style>
    <style:style style:name="P34" style:family="paragraph">
      <style:paragraph-properties fo:line-height="115.00%" fo:text-align="justify" fo:margin-bottom="7.00p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15.00%" fo:text-align="justify" fo:margin-left="-18.00pt" fo:text-indent="18.00pt" fo:margin-bottom="7.00pt">
        <style:tab-stops>
          <style:tab-stop style:position="134.25pt"/>
        </style:tab-stops>
      </style:paragraph-properties>
    </style:style>
    <style:style style:name="P36" style:family="paragraph">
      <style:paragraph-properties fo:line-height="115.00%" fo:text-align="justify" fo:margin-bottom="7.00pt"/>
    </style:style>
    <style:style style:name="P37" style:family="paragraph">
      <style:paragraph-properties fo:line-height="100.00%" fo:text-align="justify" fo:margin-top="10.00pt" fo:margin-bottom="6.00pt"/>
    </style:style>
    <style:style style:name="P38" style:family="paragraph">
      <style:paragraph-properties fo:line-height="115.00%" fo:text-align="justify" fo:margin-bottom="7.00p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15.00%" fo:text-align="justify" fo:margin-left="-18.00pt" fo:text-indent="18.00pt" fo:margin-bottom="7.00pt"/>
    </style:style>
    <style:style style:name="P40" style:family="paragraph">
      <style:paragraph-properties fo:line-height="115.00%" fo:text-align="justify" fo:margin-bottom="7.00pt"/>
    </style:style>
    <style:style style:name="P41" style:family="paragraph">
      <style:paragraph-properties fo:line-height="115.00%" fo:text-align="center"/>
    </style:style>
    <style:style style:name="P42" style:family="paragraph">
      <style:paragraph-properties fo:line-height="115.00%" fo:text-align="center" fo:margin-bottom="7.00pt"/>
    </style:style>
    <style:style style:name="P43" style:family="paragraph">
      <style:paragraph-properties fo:line-height="100.00%" fo:text-align="justify" fo:margin-top="10.00pt" fo:margin-bottom="6.00pt"/>
    </style:style>
    <style:style style:name="P44" style:family="paragraph">
      <style:paragraph-properties fo:line-height="115.00%" fo:text-align="justify" fo:margin-bottom="7.00pt"/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15.00%" fo:text-align="justify" fo:margin-bottom="7.00pt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15.00%" fo:text-align="justify" fo:margin-bottom="7.00pt"/>
    </style:style>
    <style:style style:name="P49" style:family="paragraph">
      <style:paragraph-properties fo:line-height="100.00%" fo:text-align="justify" fo:margin-top="12.00pt" fo:margin-bottom="6.00pt"/>
    </style:style>
    <style:style style:name="P50" style:family="paragraph">
      <style:paragraph-properties fo:line-height="100.00%" fo:text-align="left" fo:margin-top="10.00pt" fo:margin-bottom="6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top="10.00pt" fo:margin-bottom="6.0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top="7.1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justify" fo:margin-top="10.00pt" fo:margin-bottom="6.00pt"/>
    </style:style>
    <style:style style:name="P61" style:family="paragraph">
      <style:paragraph-properties fo:line-height="100.00%" fo:text-align="justify"/>
    </style:style>
  </office:automatic-styles>
  <office:body>
    <office:text>
      <text:p text:style-name="P1"><text:span text:style-name="T1">ФЕДЕРАЛЬНОЕ АГЕНТСТВО СВЯЗИ</text:span></text:p>
      <text:p text:style-name="P2"><text:span text:style-name="T1">Федеральное государственное образовательное бюджетное</text:span></text:p>
      <text:p text:style-name="P2"><text:span text:style-name="T1">учреждение высшего профессионального образования</text:span></text:p>
      <text:p text:style-name="P2"><text:span text:style-name="T2">«</text:span><text:span text:style-name="T3">Санкт-Петербургский государственный университет</text:span></text:p>
      <text:p text:style-name="P2"><text:span text:style-name="T3">телекоммуникаций им. Профессора М.А. Бонч-Бруевича</text:span><text:span text:style-name="T4">»</text:span></text:p>
      <text:p text:style-name="P2"><text:span text:style-name="T5">Факультет ИКСС</text:span></text:p>
      <text:p text:style-name="P2"><text:span text:style-name="T5">Дисциплина: Объектно-ориентированное программирование</text:span></text:p>
      <text:p text:style-name="P3"><text:span text:style-name="T6">Отчёт по курсовой работе</text:span></text:p>
      <text:p text:style-name="P4"><text:span text:style-name="T7">«</text:span><text:span text:style-name="T8">Создание базы данных на основе контейнера</text:span><text:span text:style-name="T9">»</text:span></text:p>
      <text:p text:style-name="P5"><text:span text:style-name="T10">Студент группы.</text:span><text:span text:style-name="T11"><text:s/></text:span><text:span text:style-name="T12">Кузьмин Артемий</text:span></text:p>
      <text:p text:style-name="P5"><text:span text:style-name="T12"/></text:p>
      <text:p text:style-name="P5"><text:span text:style-name="T12">Преподаватель: Козин С.В.</text:span></text:p>
      <text:p text:style-name="P6"><text:span text:style-name="T13">Оглавление</text:span></text:p>
      <text:p text:style-name="P7"><text:a xlink:href="#__RefHeading___Toc326_63834132"><text:span text:style-name="T15">Постановка задачи</text:span></text:a><text:span text:style-name="T16"><text:tab/></text:span><text:a xlink:href="#__RefHeading___Toc326_63834132"><text:span text:style-name="T18">3</text:span></text:a><text:span text:style-name="T19"/></text:p>
      <text:p text:style-name="P7"><text:a xlink:href="#__RefHeading___Toc733_2141155568"><text:span text:style-name="T21">Организация программы</text:span></text:a><text:span text:style-name="T22"><text:tab/></text:span><text:a xlink:href="#__RefHeading___Toc733_2141155568"><text:span text:style-name="T24">3</text:span></text:a><text:span text:style-name="T25"/></text:p>
      <text:p text:style-name="P8"><text:a xlink:href="#__RefHeading___Toc3308_2141155568"><text:span text:style-name="T27">Тип разрабатываемого контейнера</text:span></text:a><text:span text:style-name="T28"><text:tab/></text:span><text:a xlink:href="#__RefHeading___Toc3308_2141155568"><text:span text:style-name="T30">3</text:span></text:a><text:span text:style-name="T31"/></text:p>
      <text:p text:style-name="P8"><text:a xlink:href="#__RefHeading___Toc3310_2141155568"><text:span text:style-name="T33">Дизайн собственного вектора</text:span></text:a><text:span text:style-name="T34"><text:tab/></text:span><text:a xlink:href="#__RefHeading___Toc3310_2141155568"><text:span text:style-name="T36">4</text:span></text:a><text:span text:style-name="T37"/></text:p>
      <text:p text:style-name="P8"><text:a xlink:href="#__RefHeading___Toc3312_2141155568"><text:span text:style-name="T39">Класс, содержащий паспортные данные о гражданине</text:span></text:a><text:span text:style-name="T40"><text:tab/></text:span><text:a xlink:href="#__RefHeading___Toc3312_2141155568"><text:span text:style-name="T42">4</text:span></text:a><text:span text:style-name="T43"/></text:p>
      <text:p text:style-name="P8"><text:a xlink:href="#__RefHeading___Toc3686_2141155568"><text:span text:style-name="T45">Класс<text:s/></text:span><text:span text:style-name="T46">«База<text:s/></text:span><text:span text:style-name="T47">данных»</text:span></text:a><text:span text:style-name="T48"><text:tab/></text:span><text:a xlink:href="#__RefHeading___Toc3686_2141155568"><text:span text:style-name="T50">4</text:span></text:a><text:span text:style-name="T51"/></text:p>
      <text:p text:style-name="P8"><text:a xlink:href="#__RefHeading___Toc3688_2141155568"><text:span text:style-name="T53">Интерфейс пользователя</text:span></text:a><text:span text:style-name="T54"><text:tab/></text:span><text:a xlink:href="#__RefHeading___Toc3688_2141155568"><text:span text:style-name="T56">5</text:span></text:a><text:span text:style-name="T57"/></text:p>
      <text:p text:style-name="P8"><text:a xlink:href="#__RefHeading___Toc3723_2141155568"><text:span text:style-name="T59">О редактировании данных в таблице</text:span></text:a><text:span text:style-name="T60"><text:tab/></text:span><text:a xlink:href="#__RefHeading___Toc3723_2141155568"><text:span text:style-name="T62">6</text:span></text:a><text:span text:style-name="T63"/></text:p>
      <text:p text:style-name="P8"><text:a xlink:href="#__RefHeading___Toc3738_2141155568"><text:span text:style-name="T65">Структура программы</text:span></text:a><text:span text:style-name="T66"><text:tab/></text:span><text:a xlink:href="#__RefHeading___Toc3738_2141155568"><text:span text:style-name="T68">6</text:span></text:a><text:span text:style-name="T69"/></text:p>
      <text:p text:style-name="P9"><text:a xlink:href="#__RefHeading___Toc735_2141155568"><text:span text:style-name="T71">Код программы</text:span></text:a><text:span text:style-name="T72"><text:tab/></text:span><text:a xlink:href="#__RefHeading___Toc735_2141155568"><text:span text:style-name="T74">7</text:span></text:a><text:span text:style-name="T75"/></text:p>
      <text:p text:style-name="P10"><text:a xlink:href="#__RefHeading___Toc3740_2141155568"><text:span text:style-name="T77">Классы Passport и DataBase</text:span></text:a><text:span text:style-name="T78"><text:tab/></text:span><text:a xlink:href="#__RefHeading___Toc3740_2141155568"><text:span text:style-name="T80">7</text:span></text:a><text:span text:style-name="T81"/></text:p>
      <text:p text:style-name="P10"><text:a xlink:href="#__RefHeading___Toc3742_2141155568"><text:span text:style-name="T83">Класс EntryDialog</text:span></text:a><text:span text:style-name="T84"><text:tab/></text:span><text:a xlink:href="#__RefHeading___Toc3742_2141155568"><text:span text:style-name="T86">10</text:span></text:a><text:span text:style-name="T87"/></text:p>
      <text:p text:style-name="P10"><text:a xlink:href="#__RefHeading___Toc3744_2141155568"><text:span text:style-name="T89">Класс MainWindow</text:span></text:a><text:span text:style-name="T90"><text:tab/></text:span><text:a xlink:href="#__RefHeading___Toc3744_2141155568"><text:span text:style-name="T92">11</text:span></text:a><text:span text:style-name="T93"/></text:p>
      <text:p text:style-name="P10"><text:a xlink:href="#__RefHeading___Toc3746_2141155568"><text:span text:style-name="T95">Класс vector</text:span></text:a><text:span text:style-name="T96"><text:tab/></text:span><text:a xlink:href="#__RefHeading___Toc3746_2141155568"><text:span text:style-name="T98">16</text:span></text:a><text:span text:style-name="T99"/></text:p>
      <text:p text:style-name="P11"><text:span text:style-name="T99"/></text:p>
      <text:p text:style-name="P12"><text:span text:style-name="T100">Постановка задачи</text:span></text:p>
      <text:p text:style-name="P13"><text:span text:style-name="T101">Создать базу данных, работающую на основе контейнера, который следует разработать в процессе выполнения курсовой работы. В качестве прототипа разрабатываемого контейнера можно использовать контейнеры<text:s/></text:span><text:span text:style-name="T102">vector</text:span><text:span text:style-name="T103"><text:s/>или<text:s/></text:span><text:span text:style-name="T104">list</text:span><text:span text:style-name="T105"><text:s/>из библиотеки<text:s/></text:span><text:span text:style-name="T106">STL</text:span><text:span text:style-name="T107">. Для работы с контейнером следует предусмотреть итератор. Остальные требования к контейнеру определяются студентом самостоятельно. Разрабатываемая база данных должна быть создана использованием<text:s/></text:span><text:span text:style-name="T108">C++</text:span><text:span text:style-name="T109"><text:s/>и библиотеки<text:s/></text:span><text:span text:style-name="T110">Qt5</text:span><text:span text:style-name="T111">. Среда программирования<text:s/></text:span><text:span text:style-name="T112">Qt Creator</text:span><text:span text:style-name="T113">.</text:span></text:p>
      <text:p text:style-name="P13"><text:span text:style-name="T114">Задание для варианта 17:</text:span><text:span text:style-name="T115"><text:s/>Элемент контейнера<text:s/></text:span><text:span text:style-name="T116">–</text:span><text:span text:style-name="T117"><text:s/></text:span><text:span text:style-name="T118">класс, содержащий паспортные данные о гражданине.</text:span></text:p>
      <text:p text:style-name="P14"><text:span text:style-name="T119">Организация программы</text:span></text:p>
      <text:p text:style-name="P15"><text:span text:style-name="T120">Тип разрабатываемого контейнера</text:span></text:p>
      <text:p text:style-name="P16"><text:span text:style-name="T121">Для данной программы был выбран контейнер типа<text:s/></text:span><text:span text:style-name="T122">vector</text:span><text:span text:style-name="T123">. Вектор почти всегда быстрее, чем связный список, за редким исключением вставки или удаления в начало. В остальных случаях список становится медленнее с ростом количества элементов. Самая важная причина, почему иногда стоит выбрать связный список, а не вектор, это валидность итераторов. Вставка в связный список не инвалидирует никаких итераторов, а удаление инвалидирует только итератор на удаляемый элемент.<text:s text:c="2"/>Вектор не дает таких сильных гарантий, более того, часто могут быть инвалидированы сразу все итераторы.</text:span></text:p>
      <text:p text:style-name="P16"><text:span text:style-name="T123">График ниже взят из доклада Бьярне Страуструпа<text:s/></text:span><text:span text:style-name="T124">2012 "Going Native"</text:span><text:span text:style-name="T125">. Отставание связного списка обусловлено по большей части необходимостью<text:s text:c="2"/>осуществления линейного поиска нужного элемента.</text:span></text:p>
      <text:p text:style-name="P17"><draw:frame text:anchor-type="as-char" svg:width="170.13mm" svg:height="94.99mm" style:rel-width="scale" style:rel-height="scale"><draw:object-ole xlink:href="OleObj1"/><draw:image xlink:href="ObjectReplacements/OleObj1"/></draw:frame><text:span text:style-name="T126"/></text:p>
      <text:p text:style-name="P18"><text:span text:style-name="T127">Дизайн собственного вектора</text:span></text:p>
      <text:p text:style-name="P19"><text:span text:style-name="T128">Класс<text:s/></text:span><text:span text:style-name="T129">cw::vector</text:span><text:span text:style-name="T130"><text:s/>хранит три указателя<text:s/></text:span><text:span text:style-name="T131">–</text:span><text:span text:style-name="T132"><text:s/></text:span><text:span text:style-name="T133">на начало последовательности данных, на конец данных и на конец выделенной памяти. Последнее поле<text:s/></text:span><text:span text:style-name="T134">–</text:span><text:span text:style-name="T135"><text:s/></text:span><text:span text:style-name="T136">аллокатор, выделяющий память под новые элементы.</text:span></text:p>
      <text:p text:style-name="P20"><text:span text:style-name="T137">template&lt;typename T, typename Alloc = std::allocator&lt;T&gt;&gt;</text:span></text:p>
      <text:p text:style-name="P20"><text:span text:style-name="T137">class vector {</text:span></text:p>
      <text:p text:style-name="P20"><text:span text:style-name="T137"><text:s text:c="8"/>T* start;</text:span></text:p>
      <text:p text:style-name="P20"><text:span text:style-name="T137"><text:s text:c="8"/>T* finish;</text:span></text:p>
      <text:p text:style-name="P20"><text:span text:style-name="T137"><text:s text:c="8"/>T* end_of_storage;</text:span></text:p>
      <text:p text:style-name="P20"><text:span text:style-name="T137"><text:s text:c="8"/>Alloc a;</text:span></text:p>
      <text:p text:style-name="P20"><text:span text:style-name="T137">};</text:span></text:p>
      <text:p text:style-name="P21"><text:span text:style-name="T138">Начальный размер вектора<text:s/></text:span><text:span text:style-name="T139">–</text:span><text:span text:style-name="T140"><text:s/>10<text:s/></text:span><text:span text:style-name="T141">элементов. При исчерпании выделенной памяти вектор расширяется с запасом<text:s/></text:span><text:span text:style-name="T142">–</text:span><text:span text:style-name="T143"><text:s/></text:span><text:span text:style-name="T144">в 2 раза больше размера, необходимого под требуемое количество элементов. В случае уменьшения размеров вектора более, чем в 4 раза от текущей вместимости,<text:s text:c="2"/>часть неиспользуемой памяти освобождается. Для вектора предусмотрен класс-член<text:s/></text:span><text:span text:style-name="T145">iterator</text:span><text:span text:style-name="T146">, осуществляющий доступ к элементам через указатели.</text:span></text:p>
      <text:p text:style-name="P22"><text:span text:style-name="T147">Класс, содержащий паспортные данные о гражданине</text:span></text:p>
      <text:p text:style-name="P23"><text:span text:style-name="T148">Для удобства доступа к элементам поля класса открыты. Он содержит статический<text:s/></text:span><text:span text:style-name="T149">constexpr</text:span><text:span text:style-name="T150"><text:s/>массив<text:s/></text:span><text:span text:style-name="T151">std::array</text:span><text:span text:style-name="T152"><text:s/>с названиями полей паспорта: Имя, Фамилия, Серия, Номер, Пол, а также массив со значениями этих полей для каждого гражданина. Тип<text:s/></text:span><text:span text:style-name="T153">QString</text:span><text:span text:style-name="T154"><text:s/>выбран для простоты конвертирования данных из<text:s/></text:span><text:span text:style-name="T155">QTableWidget</text:span><text:span text:style-name="T156">.<text:s text:c="2"/>В классе перегружены<text:s/></text:span><text:span text:style-name="T157">operator</text:span><text:span text:style-name="T158">&lt;&lt;</text:span><text:span text:style-name="T159"><text:s/>и<text:s/></text:span><text:span text:style-name="T160">operator</text:span><text:span text:style-name="T161">&gt;&gt;</text:span><text:span text:style-name="T162"><text:s/>для записи и чтения из файла посредством класса<text:s/></text:span><text:span text:style-name="T163">QTextStream</text:span><text:span text:style-name="T164">.</text:span></text:p>
      <text:p text:style-name="P24"><text:span text:style-name="T165">struct Passport {</text:span></text:p>
      <text:p text:style-name="P24"><text:span text:style-name="T165"><text:s text:c="8"/>static constexpr std::array fieldTitles {</text:span></text:p>
      <text:p text:style-name="P24"><text:span text:style-name="T165"><text:s text:c="16"/>"Name", "Surname", "Series", "Number", "Gender"</text:span></text:p>
      <text:p text:style-name="P24"><text:span text:style-name="T165"><text:s text:c="8"/>};</text:span></text:p>
      <text:p text:style-name="P24"><text:span text:style-name="T165"><text:s text:c="8"/>std::array&lt;QString, fieldTitles.size()&gt; fields;</text:span></text:p>
      <text:p text:style-name="P24"><text:span text:style-name="T165">};</text:span></text:p>
      <text:p text:style-name="P25"><text:span text:style-name="T166">Класс<text:s/></text:span><text:span text:style-name="T167">«</text:span><text:span text:style-name="T168">База данных</text:span><text:span text:style-name="T169">»</text:span></text:p>
      <text:p text:style-name="P26"><text:span text:style-name="T170">База данных хранит вектор из экземпляров класса Passport. В ней также реализованы операции чтения и записи базы в файл. </text:span></text:p>
      <text:p text:style-name="P27"><text:span text:style-name="T171">class DataBase {</text:span></text:p>
      <text:p text:style-name="P27"><text:span text:style-name="T171"><text:s text:c="8"/>cw::vector&lt;cw::Passport&gt; data;</text:span></text:p>
      <text:p text:style-name="P27"><text:span text:style-name="T171">};</text:span></text:p>
      <text:p text:style-name="P28"><text:span text:style-name="T172"/></text:p>
      <text:p text:style-name="P29"><text:span text:style-name="T173">Интерфейс пользователя</text:span></text:p>
      <text:p text:style-name="P30"><draw:frame text:anchor-type="as-char" svg:width="144.20mm" svg:height="94.72mm" style:rel-width="scale" style:rel-height="scale"><draw:object-ole xlink:href="OleObj2"/><draw:image xlink:href="ObjectReplacements/OleObj2"/></draw:frame><text:span text:style-name="T174"/></text:p>
      <text:p text:style-name="P31"><text:span text:style-name="T175">Макет окна MainWindow</text:span></text:p>
      <text:p text:style-name="P32"><text:span text:style-name="T176">Основные элементы интерфейса:</text:span></text:p>
      <text:list text:style-name="L33">
        <text:list-item>
          <text:p text:style-name="P33"><text:span text:style-name="T177">Тулбар:</text:span></text:p>
        </text:list-item>
        <text:list-item>
          <text:p text:style-name="P33"><text:span text:style-name="T177">Кнопка<text:s/></text:span><text:span text:style-name="T178">«</text:span><text:span text:style-name="T179">добавить строку</text:span><text:span text:style-name="T180">»</text:span></text:p>
        </text:list-item>
        <text:list-item>
          <text:p text:style-name="P33"><text:span text:style-name="T181">Кнопка<text:s/></text:span><text:span text:style-name="T182">«</text:span><text:span text:style-name="T183">удалить строку</text:span><text:span text:style-name="T184">»</text:span></text:p>
        </text:list-item>
        <text:list-item>
          <text:p text:style-name="P33"><text:span text:style-name="T185">Кнопка<text:s/></text:span><text:span text:style-name="T186">«</text:span><text:span text:style-name="T187">очистить таблицу</text:span><text:span text:style-name="T188">»</text:span></text:p>
        </text:list-item>
        <text:list-item>
          <text:p text:style-name="P33"><text:span text:style-name="T189">Поле поиска</text:span></text:p>
        </text:list-item>
      </text:list>
      <text:p text:style-name="P34"><text:span text:style-name="T190"><text:tab/></text:span><text:span text:style-name="T191">Кнопки представлены классами<text:s/></text:span><text:span text:style-name="T192">QAction</text:span><text:span text:style-name="T193">. Поле поиска классом<text:s/></text:span><text:span text:style-name="T194">QlineEdit</text:span><text:span text:style-name="T195">.</text:span></text:p>
      <text:list text:style-name="L35">
        <text:list-item>
          <text:p text:style-name="P35"><text:span text:style-name="T195">Таблица<text:s/></text:span><text:span text:style-name="T196">QTableWidget</text:span><text:span text:style-name="T197"><text:s/>с паспортными данными. Колонки таблицы соответствуют полям класса<text:s text:c="2"/></text:span><text:span text:style-name="T198">cw::Passport</text:span><text:span text:style-name="T199"><text:s/>и генерируются автоматически.</text:span></text:p>
        </text:list-item>
        <text:list-item>
          <text:p text:style-name="P35"><text:span text:style-name="T199">Поле<text:s/></text:span><text:span text:style-name="T200">QlineEdit<text:s/></text:span><text:span text:style-name="T201">с вводом имени файла</text:span></text:p>
        </text:list-item>
        <text:list-item>
          <text:p text:style-name="P35"><text:span text:style-name="T201">Кнопки<text:s/></text:span><text:span text:style-name="T202">«</text:span><text:span text:style-name="T203">загрузить из файла</text:span><text:span text:style-name="T204">»<text:s/></text:span><text:span text:style-name="T205">и<text:s/></text:span><text:span text:style-name="T206">«</text:span><text:span text:style-name="T207">сохранить в файл</text:span><text:span text:style-name="T208">»</text:span></text:p>
        </text:list-item>
        <text:list-item>
          <text:p text:style-name="P35"><text:span text:style-name="T209">Строка статуса</text:span></text:p>
        </text:list-item>
      </text:list>
      <text:p text:style-name="P36"><text:span text:style-name="T210"/></text:p>
      <text:p text:style-name="P37"><text:span text:style-name="T211">О редактировании данных в таблице</text:span></text:p>
      <text:p text:style-name="P38"><text:span text:style-name="T212">Возможны два подхода к решению проблемы редактирования элементов таблицы:</text:span></text:p>
      <text:list text:style-name="L39">
        <text:list-item>
          <text:p text:style-name="P39"><text:span text:style-name="T212">Использование встроенных средств класса<text:s/></text:span><text:span text:style-name="T213">QTableWidget</text:span><text:span text:style-name="T214"><text:s/></text:span><text:span text:style-name="T215">–</text:span><text:span text:style-name="T216"><text:s/></text:span><text:span text:style-name="T217">двойной клик по полю позволяет изменить его содержимое.</text:span></text:p>
        </text:list-item>
        <text:list-item>
          <text:p text:style-name="P39"><text:span text:style-name="T217">Разработка отдельного окна для редактирования элементов.</text:span></text:p>
        </text:list-item>
      </text:list>
      <text:p text:style-name="P40"><text:span text:style-name="T217">Первый вариант использует готовое решение библиотеки Qt, позволяет сэкономить время и средства на разработку программы, дает наиболее быстрый способ вносить изменения в поля таблицы. Однако, есть мнение, что этот способ не позволяет легко отменить изменения, если внесенные данные оказались ошибочны. В таком случае старые данные придется загрузить из файла повторно.</text:span></text:p>
      <text:p text:style-name="P40"><text:span text:style-name="T217">Второй вариант, напротив, требует дополнительных средств на разработку, но позволяет вовремя нажать кнопку<text:s/></text:span><text:span text:style-name="T218">«</text:span><text:span text:style-name="T219">отмена</text:span><text:span text:style-name="T220">»<text:s/></text:span><text:span text:style-name="T221">при внесении неверных данных.</text:span></text:p>
      <text:p text:style-name="P40"><text:span text:style-name="T221">В данной курсовой работе были реализованы оба варианта, чтобы покрыть наибольшее количество вариантов использования. Класс<text:s/></text:span><text:span text:style-name="T222">EntryDialog</text:span><text:span text:style-name="T223">, реализующий редактирование элементов, унаследован от<text:s/></text:span><text:span text:style-name="T224">Qdialog</text:span><text:span text:style-name="T225">. В таблицу также добавлено контекстное меню с пунктами<text:s/></text:span><text:span text:style-name="T226">«</text:span><text:span text:style-name="T227">изменить строку</text:span><text:span text:style-name="T228">»<text:s/></text:span><text:span text:style-name="T229">и<text:s/></text:span><text:span text:style-name="T230">«</text:span><text:span text:style-name="T231">удалить строку</text:span><text:span text:style-name="T232">».</text:span></text:p>
      <text:p text:style-name="P41"><draw:frame text:anchor-type="as-char" svg:width="85.20mm" svg:height="63.76mm" style:rel-width="scale" style:rel-height="scale"><draw:object-ole xlink:href="OleObj3"/><draw:image xlink:href="ObjectReplacements/OleObj3"/></draw:frame><text:span text:style-name="T233"/></text:p>
      <text:p text:style-name="P42"><text:span text:style-name="T234">Разработанное окно редактирования</text:span></text:p>
      <text:p text:style-name="P43"><text:span text:style-name="T235">Структура программы</text:span></text:p>
      <text:p text:style-name="P44"><text:span text:style-name="T236">В класс MainWindow были добавлены дополнительные поля:</text:span></text:p>
      <text:p text:style-name="P45"><text:span text:style-name="T237"><text:tab/>EntryDialog e;</text:span></text:p>
      <text:p text:style-name="P45"><text:span text:style-name="T237"><text:tab/>cw::DataBase db;</text:span></text:p>
      <text:p text:style-name="P46"><text:span text:style-name="T238">Первое<text:s/></text:span><text:span text:style-name="T239">–</text:span><text:span text:style-name="T240"><text:s/></text:span><text:span text:style-name="T241">окно редактирования строки, второе<text:s/></text:span><text:span text:style-name="T242">–</text:span><text:span text:style-name="T243"><text:s/></text:span><text:span text:style-name="T244">база данных, содержащая сведения о паспортных данных.</text:span></text:p>
      <text:p text:style-name="P46"><text:span text:style-name="T244">Класс<text:s text:c="2"/></text:span><text:span text:style-name="T245">EntryDialog</text:span><text:span text:style-name="T246"><text:s/>также содержит дополнительное поле:</text:span></text:p>
      <text:p text:style-name="P47"><text:span text:style-name="T247"><text:tab/>std::array&lt;QLineEdit*, cw::Passport::fieldTitles.size()&gt; lines;</text:span></text:p>
      <text:p text:style-name="P48"><text:span text:style-name="T248">Массив указателей на поля ввода редактируемых данных.</text:span></text:p>
      <text:p text:style-name="P49"><text:span text:style-name="T249">Код программы</text:span></text:p>
      <text:p text:style-name="P50"><text:span text:style-name="T250">Классы Passport и DataBase</text:span></text:p>
      <text:p text:style-name="P51"><text:span text:style-name="T251">passport.h</text:span></text:p>
      <text:p text:style-name="P51"><text:span text:style-name="T252">#ifndef PASSPORT_H</text:span></text:p>
      <text:p text:style-name="P51"><text:span text:style-name="T252">#define PASSPORT_H</text:span></text:p>
      <text:p text:style-name="P51"><text:span text:style-name="T252">#include &lt;QString&gt;</text:span></text:p>
      <text:p text:style-name="P51"><text:span text:style-name="T252">#include &lt;QTextStream&gt;</text:span></text:p>
      <text:p text:style-name="P51"><text:span text:style-name="T252">#include &lt;QFile&gt;</text:span></text:p>
      <text:p text:style-name="P51"><text:span text:style-name="T252">#include &lt;array&gt;</text:span></text:p>
      <text:p text:style-name="P51"><text:span text:style-name="T252">#include "vector.h"</text:span></text:p>
      <text:p text:style-name="P51"><text:span text:style-name="T252">namespace cw {</text:span></text:p>
      <text:p text:style-name="P51"><text:span text:style-name="T252">struct Passport</text:span></text:p>
      <text:p text:style-name="P51"><text:span text:style-name="T252">{</text:span></text:p>
      <text:p text:style-name="P51"><text:span text:style-name="T252"><text:s text:c="8"/>static constexpr std::array fieldTitles {</text:span></text:p>
      <text:p text:style-name="P51"><text:span text:style-name="T252"><text:s text:c="16"/>"Name", "Surname", "Series", "Number", "Gender"</text:span></text:p>
      <text:p text:style-name="P51"><text:span text:style-name="T252"><text:s text:c="8"/>};</text:span></text:p>
      <text:p text:style-name="P51"><text:span text:style-name="T252"><text:s text:c="8"/>std::array&lt;QString, fieldTitles.size()&gt; fields;</text:span></text:p>
      <text:p text:style-name="P51"><text:span text:style-name="T252"><text:s text:c="8"/>friend QTextStream&amp;<text:s/></text:span><text:span text:style-name="T253">operator</text:span><text:span text:style-name="T254">&gt;&gt;(QTextStream&amp; is, Passport&amp; p);</text:span></text:p>
      <text:p text:style-name="P51"><text:span text:style-name="T254"><text:s text:c="8"/>friend QTextStream&amp;<text:s/></text:span><text:span text:style-name="T255">operator</text:span><text:span text:style-name="T256">&lt;&lt;(QTextStream&amp; is, Passport const&amp; p);</text:span></text:p>
      <text:p text:style-name="P51"><text:span text:style-name="T256"><text:s text:c="8"/>static bool<text:s/></text:span><text:span text:style-name="T257">hasAllNumbers</text:span><text:span text:style-name="T258">(QString const&amp; s) noexcept;</text:span></text:p>
      <text:p text:style-name="P51"><text:span text:style-name="T258"><text:s text:c="8"/>QString&amp;<text:s/></text:span><text:span text:style-name="T259">operator</text:span><text:span text:style-name="T260">[](char const* key) &amp;;</text:span></text:p>
      <text:p text:style-name="P51"><text:span text:style-name="T260"><text:s text:c="8"/>bool<text:s/></text:span><text:span text:style-name="T261">selfCheck</text:span><text:span text:style-name="T262">();</text:span></text:p>
      <text:p text:style-name="P51"><text:span text:style-name="T262">};</text:span></text:p>
      <text:p text:style-name="P51"><text:span text:style-name="T262">using DataArray = cw::vector&lt;cw::Passport&gt;;</text:span></text:p>
      <text:p text:style-name="P51"><text:span text:style-name="T262">class DataBase {</text:span></text:p>
      <text:p text:style-name="P51"><text:span text:style-name="T262">public:</text:span></text:p>
      <text:p text:style-name="P51"><text:span text:style-name="T262"><text:s text:c="8"/>enum class result {success, error, invalid_format, doesnt_exist};</text:span></text:p>
      <text:p text:style-name="P51"><text:span text:style-name="T262"><text:s text:c="8"/>result<text:s/></text:span><text:span text:style-name="T263">loadFromFile</text:span><text:span text:style-name="T264">(QString const&amp; filename);</text:span></text:p>
      <text:p text:style-name="P51"><text:span text:style-name="T264"><text:s text:c="8"/>result<text:s/></text:span><text:span text:style-name="T265">saveToFile</text:span><text:span text:style-name="T266">(const QString&amp; filename);</text:span></text:p>
      <text:p text:style-name="P51"><text:span text:style-name="T266"><text:s text:c="8"/>void<text:s/></text:span><text:span text:style-name="T267">move</text:span><text:span text:style-name="T268">(DataArray&amp;&amp; other) { data = std::move(other); }</text:span></text:p>
      <text:p text:style-name="P51"><text:span text:style-name="T268"><text:s text:c="8"/>void<text:s/></text:span><text:span text:style-name="T269">clear</text:span><text:span text:style-name="T270">() { data.clear(); }</text:span></text:p>
      <text:p text:style-name="P51"><text:span text:style-name="T270"><text:s text:c="8"/>DataArray const&amp;<text:s/></text:span><text:span text:style-name="T271">get</text:span><text:span text:style-name="T272">() { return data; }</text:span></text:p>
      <text:p text:style-name="P51"><text:span text:style-name="T272">private:</text:span></text:p>
      <text:p text:style-name="P51"><text:span text:style-name="T272"><text:s text:c="8"/>DataArray data{};</text:span></text:p>
      <text:p text:style-name="P51"><text:span text:style-name="T272">};</text:span></text:p>
      <text:p text:style-name="P51"><text:span text:style-name="T272">template&lt;typename T, typename Alloc&gt;</text:span></text:p>
      <text:p text:style-name="P51"><text:span text:style-name="T272">bool<text:s/></text:span><text:span text:style-name="T273">operator</text:span><text:span text:style-name="T274">==(const cw::vector&lt;T,Alloc&gt;&amp; lhs, const cw::vector&lt;T,Alloc&gt;&amp; rhs)</text:span></text:p>
      <text:p text:style-name="P51"><text:span text:style-name="T274">{</text:span></text:p>
      <text:p text:style-name="P51"><text:span text:style-name="T274"><text:s text:c="8"/>if (lhs.size() != rhs.size())</text:span></text:p>
      <text:p text:style-name="P51"><text:span text:style-name="T274"><text:s text:c="16"/>return false;</text:span></text:p>
      <text:p text:style-name="P51"><text:span text:style-name="T274"><text:s text:c="8"/>for(auto lit = lhs.begin(), rit = rhs.begin();</text:span></text:p>
      <text:p text:style-name="P51"><text:span text:style-name="T274"><text:s text:c="12"/>lit != lhs.end();</text:span></text:p>
      <text:p text:style-name="P51"><text:span text:style-name="T274"><text:s text:c="12"/>++lit, ++rit) {</text:span></text:p>
      <text:p text:style-name="P51"><text:span text:style-name="T274"><text:s text:c="16"/>if(*lit != *rit)</text:span></text:p>
      <text:p text:style-name="P51"><text:span text:style-name="T274"><text:s text:c="24"/>return false;</text:span></text:p>
      <text:p text:style-name="P51"><text:span text:style-name="T274"><text:s text:c="8"/>}</text:span></text:p>
      <text:p text:style-name="P51"><text:span text:style-name="T274"><text:s text:c="8"/>return true;</text:span></text:p>
      <text:p text:style-name="P51"><text:span text:style-name="T274">}</text:span></text:p>
      <text:p text:style-name="P51"><text:span text:style-name="T274">template&lt;typename T, typename Alloc&gt;</text:span></text:p>
      <text:p text:style-name="P51"><text:span text:style-name="T274">bool<text:s/></text:span><text:span text:style-name="T275">operator</text:span><text:span text:style-name="T276">!=(const cw::vector&lt;T,Alloc&gt;&amp; lhs,</text:span></text:p>
      <text:p text:style-name="P51"><text:span text:style-name="T276"><text:s text:c="16"/>const cw::vector&lt;T,Alloc&gt;&amp; rhs) {return !(lhs == rhs);}</text:span></text:p>
      <text:p text:style-name="P51"><text:span text:style-name="T276">bool<text:s/></text:span><text:span text:style-name="T277">operator</text:span><text:span text:style-name="T278">==(Passport const&amp; lhs, Passport const&amp; rhs) noexcept;</text:span></text:p>
      <text:p text:style-name="P51"><text:span text:style-name="T278">bool<text:s/></text:span><text:span text:style-name="T279">operator</text:span><text:span text:style-name="T280">!=(Passport const&amp; lhs, Passport const&amp; rhs) noexcept;</text:span></text:p>
      <text:p text:style-name="P51"><text:span text:style-name="T280">} // namespace cw</text:span></text:p>
      <text:p text:style-name="P51"><text:span text:style-name="T280">#endif // PASSPORT_H</text:span></text:p>
      <text:p text:style-name="P51"><text:span text:style-name="T281"/></text:p>
      <text:p text:style-name="P51"><text:span text:style-name="T282">passport.cpp</text:span></text:p>
      <text:p text:style-name="P51"><text:span text:style-name="T283">#include "passport.h"</text:span></text:p>
      <text:p text:style-name="P51"><text:span text:style-name="T283">namespace cw {</text:span></text:p>
      <text:p text:style-name="P51"><text:span text:style-name="T283">QTextStream&amp;<text:s/></text:span><text:span text:style-name="T284">operator</text:span><text:span text:style-name="T285">&gt;&gt;(QTextStream&amp; is, Passport&amp; p)</text:span></text:p>
      <text:p text:style-name="P51"><text:span text:style-name="T285">{</text:span></text:p>
      <text:p text:style-name="P51"><text:span text:style-name="T285"><text:s text:c="8"/>for(auto&amp; field: p.fields)</text:span></text:p>
      <text:p text:style-name="P51"><text:span text:style-name="T285"><text:s text:c="16"/>is &gt;&gt; field;</text:span></text:p>
      <text:p text:style-name="P51"><text:span text:style-name="T285"><text:s text:c="8"/>return is;</text:span></text:p>
      <text:p text:style-name="P51"><text:span text:style-name="T285">}</text:span></text:p>
      <text:p text:style-name="P51"><text:span text:style-name="T285">QTextStream&amp;<text:s/></text:span><text:span text:style-name="T286">operator</text:span><text:span text:style-name="T287">&lt;&lt;(QTextStream&amp; os, const Passport&amp; p)</text:span></text:p>
      <text:p text:style-name="P51"><text:span text:style-name="T287">{</text:span></text:p>
      <text:p text:style-name="P51"><text:span text:style-name="T287"><text:s text:c="8"/>for(auto&amp; field: p.fields) {</text:span></text:p>
      <text:p text:style-name="P51"><text:span text:style-name="T287"><text:s text:c="16"/>os &lt;&lt; field &lt;&lt; ' ';</text:span></text:p>
      <text:p text:style-name="P51"><text:span text:style-name="T287"><text:s text:c="8"/>}</text:span></text:p>
      <text:p text:style-name="P51"><text:span text:style-name="T287"><text:s text:c="8"/>os &lt;&lt; '\n';</text:span></text:p>
      <text:p text:style-name="P51"><text:span text:style-name="T287"><text:s text:c="8"/>return os;</text:span></text:p>
      <text:p text:style-name="P51"><text:span text:style-name="T287">}</text:span></text:p>
      <text:p text:style-name="P51"><text:span text:style-name="T287">bool<text:s/></text:span><text:span text:style-name="T288">operator</text:span><text:span text:style-name="T289">==(const Passport&amp; lhs, const Passport&amp; rhs) noexcept</text:span></text:p>
      <text:p text:style-name="P51"><text:span text:style-name="T289">{</text:span></text:p>
      <text:p text:style-name="P51"><text:span text:style-name="T289"><text:s text:c="8"/>return (lhs.fields == rhs.fields);</text:span></text:p>
      <text:p text:style-name="P51"><text:span text:style-name="T289">}</text:span></text:p>
      <text:p text:style-name="P51"><text:span text:style-name="T289">bool<text:s/></text:span><text:span text:style-name="T290">operator</text:span><text:span text:style-name="T291">!=(const Passport&amp; lhs, const Passport&amp; rhs) noexcept</text:span></text:p>
      <text:p text:style-name="P51"><text:span text:style-name="T291">{</text:span></text:p>
      <text:p text:style-name="P51"><text:span text:style-name="T291"><text:s text:c="8"/>return !(lhs == rhs);</text:span></text:p>
      <text:p text:style-name="P51"><text:span text:style-name="T291">}</text:span></text:p>
      <text:p text:style-name="P51"><text:span text:style-name="T291">bool Passport::</text:span><text:span text:style-name="T292">hasAllNumbers</text:span><text:span text:style-name="T293">(const QString&amp; s) noexcept</text:span></text:p>
      <text:p text:style-name="P51"><text:span text:style-name="T293">{</text:span></text:p>
      <text:p text:style-name="P51"><text:span text:style-name="T293"><text:s text:c="8"/>for(auto const&amp; ch: s) {</text:span></text:p>
      <text:p text:style-name="P51"><text:span text:style-name="T293"><text:s text:c="16"/>if (!(ch &gt;= '0' &amp;&amp; ch &lt;= '9'))</text:span></text:p>
      <text:p text:style-name="P51"><text:span text:style-name="T293"><text:s text:c="24"/>return false;</text:span></text:p>
      <text:p text:style-name="P51"><text:span text:style-name="T293"><text:s text:c="8"/>}</text:span></text:p>
      <text:p text:style-name="P51"><text:span text:style-name="T293"><text:s text:c="8"/>return true;</text:span></text:p>
      <text:p text:style-name="P51"><text:span text:style-name="T293">}</text:span></text:p>
      <text:p text:style-name="P51"><text:span text:style-name="T293">QString&amp; Passport::</text:span><text:span text:style-name="T294">operator</text:span><text:span text:style-name="T295">[](const char* key) &amp;</text:span></text:p>
      <text:p text:style-name="P51"><text:span text:style-name="T295">{</text:span></text:p>
      <text:p text:style-name="P51"><text:span text:style-name="T295"><text:s text:c="8"/>for (size_t i = 0; i &lt; fieldTitles.size(); i++) {</text:span></text:p>
      <text:p text:style-name="P51"><text:span text:style-name="T295"><text:s text:c="16"/>if (!strcmp(key, fieldTitles[i]))</text:span></text:p>
      <text:p text:style-name="P51"><text:span text:style-name="T295"><text:s text:c="24"/>return fields[i];</text:span></text:p>
      <text:p text:style-name="P51"><text:span text:style-name="T295"><text:s text:c="8"/>}</text:span></text:p>
      <text:p text:style-name="P51"><text:span text:style-name="T295"><text:s text:c="8"/>throw std::out_of_range("Invalid key.");</text:span></text:p>
      <text:p text:style-name="P51"><text:span text:style-name="T295">}</text:span></text:p>
      <text:p text:style-name="P51"><text:span text:style-name="T295">bool Passport::</text:span><text:span text:style-name="T296">selfCheck</text:span><text:span text:style-name="T297">() {</text:span></text:p>
      <text:p text:style-name="P51"><text:span text:style-name="T297"><text:s text:c="8"/>return (operator []("Series").length() == 4 &amp;&amp;</text:span></text:p>
      <text:p text:style-name="P51"><text:span text:style-name="T297"><text:s text:c="16"/>hasAllNumbers(operator []("Series")) &amp;&amp;</text:span></text:p>
      <text:p text:style-name="P51"><text:span text:style-name="T297"><text:s text:c="16"/>operator []("Number").length() == 6 &amp;&amp;</text:span></text:p>
      <text:p text:style-name="P51"><text:span text:style-name="T297"><text:s text:c="16"/>hasAllNumbers(operator []("Number")) &amp;&amp;</text:span></text:p>
      <text:p text:style-name="P51"><text:span text:style-name="T297"><text:s text:c="16"/>(operator []("Gender") == "</text:span><text:span text:style-name="T298">муж" ||</text:span></text:p>
      <text:p text:style-name="P51"><text:span text:style-name="T299"><text:s text:c="17"/>operator []("Gender") == "</text:span><text:span text:style-name="T300">жен"));</text:span></text:p>
      <text:p text:style-name="P51"><text:span text:style-name="T301">}</text:span></text:p>
      <text:p text:style-name="P51"><text:span text:style-name="T302"/></text:p>
      <text:p text:style-name="P51"><text:span text:style-name="T303">DataBase::result DataBase::</text:span><text:span text:style-name="T304">loadFromFile</text:span><text:span text:style-name="T305">(const QString&amp; filename)</text:span></text:p>
      <text:p text:style-name="P51"><text:span text:style-name="T305">{</text:span></text:p>
      <text:p text:style-name="P51"><text:span text:style-name="T305"><text:s text:c="8"/>QFile file(filename);</text:span></text:p>
      <text:p text:style-name="P51"><text:span text:style-name="T305"><text:s text:c="8"/>QTextStream is(&amp;file);</text:span></text:p>
      <text:p text:style-name="P51"><text:span text:style-name="T305"><text:s text:c="8"/>if (file.</text:span><text:span text:style-name="T306">open</text:span><text:span text:style-name="T307">(QIODevice::ReadOnly)) {</text:span></text:p>
      <text:p text:style-name="P51"><text:span text:style-name="T307"><text:s text:c="16"/>cw::Passport temp;</text:span></text:p>
      <text:p text:style-name="P51"><text:span text:style-name="T307"><text:s text:c="16"/>while (is &gt;&gt; temp, is.status() == QTextStream::Status::Ok) {</text:span></text:p>
      <text:p text:style-name="P51"><text:span text:style-name="T307"><text:s text:c="24"/>if (!temp.selfCheck()) {</text:span></text:p>
      <text:p text:style-name="P51"><text:span text:style-name="T307"><text:s text:c="32"/>file.</text:span><text:span text:style-name="T308">close</text:span><text:span text:style-name="T309">();</text:span></text:p>
      <text:p text:style-name="P51"><text:span text:style-name="T309"><text:s text:c="32"/>data.clear();</text:span></text:p>
      <text:p text:style-name="P51"><text:span text:style-name="T309"><text:s text:c="32"/>return result::invalid_format;</text:span></text:p>
      <text:p text:style-name="P51"><text:span text:style-name="T309"><text:s text:c="24"/>}</text:span></text:p>
      <text:p text:style-name="P51"><text:span text:style-name="T309"><text:s text:c="24"/>data.push_back(std::move(temp));</text:span></text:p>
      <text:p text:style-name="P51"><text:span text:style-name="T309"><text:s text:c="16"/>}</text:span></text:p>
      <text:p text:style-name="P51"><text:span text:style-name="T309"><text:s text:c="16"/>file.</text:span><text:span text:style-name="T310">close</text:span><text:span text:style-name="T311">();</text:span></text:p>
      <text:p text:style-name="P51"><text:span text:style-name="T311"><text:s text:c="8"/>} else {</text:span></text:p>
      <text:p text:style-name="P51"><text:span text:style-name="T311"><text:s text:c="16"/>return result::doesnt_exist;</text:span></text:p>
      <text:p text:style-name="P51"><text:span text:style-name="T311"><text:s text:c="8"/>}</text:span></text:p>
      <text:p text:style-name="P51"><text:span text:style-name="T311"><text:s text:c="8"/>if(data.empty())</text:span></text:p>
      <text:p text:style-name="P51"><text:span text:style-name="T311"><text:s text:c="16"/>return result::error;</text:span></text:p>
      <text:p text:style-name="P51"><text:span text:style-name="T311"><text:s text:c="8"/>return result::success;</text:span></text:p>
      <text:p text:style-name="P51"><text:span text:style-name="T311">}</text:span></text:p>
      <text:p text:style-name="P51"><text:span text:style-name="T311">DataBase::result DataBase::</text:span><text:span text:style-name="T312">saveToFile</text:span><text:span text:style-name="T313">(const QString&amp; filename)</text:span></text:p>
      <text:p text:style-name="P51"><text:span text:style-name="T313">{</text:span></text:p>
      <text:p text:style-name="P51"><text:span text:style-name="T313"><text:s text:c="8"/>QFile file(filename);</text:span></text:p>
      <text:p text:style-name="P51"><text:span text:style-name="T313"><text:s text:c="8"/>QTextStream is(&amp;file);</text:span></text:p>
      <text:p text:style-name="P51"><text:span text:style-name="T313"><text:s text:c="8"/>if (file.</text:span><text:span text:style-name="T314">open</text:span><text:span text:style-name="T315">(QIODevice::WriteOnly)) {</text:span></text:p>
      <text:p text:style-name="P51"><text:span text:style-name="T315"><text:s text:c="16"/>for(auto const&amp; item: data) {</text:span></text:p>
      <text:p text:style-name="P51"><text:span text:style-name="T315"><text:s text:c="24"/>is &lt;&lt; item;</text:span></text:p>
      <text:p text:style-name="P51"><text:span text:style-name="T315"><text:s text:c="16"/>}</text:span></text:p>
      <text:p text:style-name="P51"><text:span text:style-name="T315"><text:s text:c="8"/>} else {</text:span></text:p>
      <text:p text:style-name="P51"><text:span text:style-name="T315"><text:s text:c="16"/>return result::error;</text:span></text:p>
      <text:p text:style-name="P51"><text:span text:style-name="T315"><text:s text:c="8"/>}</text:span></text:p>
      <text:p text:style-name="P51"><text:span text:style-name="T315"><text:s text:c="8"/>file.</text:span><text:span text:style-name="T316">close</text:span><text:span text:style-name="T317">();</text:span></text:p>
      <text:p text:style-name="P51"><text:span text:style-name="T317"><text:s text:c="8"/>return result::success;</text:span></text:p>
      <text:p text:style-name="P51"><text:span text:style-name="T317">}</text:span></text:p>
      <text:p text:style-name="P51"><text:span text:style-name="T317">} // namespace cw</text:span></text:p>
      <text:p text:style-name="P51"><text:span text:style-name="T318"/></text:p>
      <text:p text:style-name="P52"><text:span text:style-name="T319">Класс EntryDialog</text:span></text:p>
      <text:p text:style-name="P53"><text:span text:style-name="T320">entrydialog.h</text:span></text:p>
      <text:p text:style-name="P53"><text:span text:style-name="T321">#ifndef ENTRYDIALOG_H</text:span></text:p>
      <text:p text:style-name="P53"><text:span text:style-name="T321">#define ENTRYDIALOG_H</text:span></text:p>
      <text:p text:style-name="P53"><text:span text:style-name="T321">#include &lt;QDialog&gt;</text:span></text:p>
      <text:p text:style-name="P53"><text:span text:style-name="T321">#include &lt;array&gt;</text:span></text:p>
      <text:p text:style-name="P53"><text:span text:style-name="T321">#include &lt;QLineEdit&gt;</text:span></text:p>
      <text:p text:style-name="P53"><text:span text:style-name="T321">#include "passport.h"</text:span></text:p>
      <text:p text:style-name="P53"><text:span text:style-name="T321">namespace Ui {</text:span></text:p>
      <text:p text:style-name="P53"><text:span text:style-name="T321">class EntryDialog;</text:span></text:p>
      <text:p text:style-name="P53"><text:span text:style-name="T321">}</text:span></text:p>
      <text:p text:style-name="P53"><text:span text:style-name="T321">class EntryDialog : public QDialog</text:span></text:p>
      <text:p text:style-name="P53"><text:span text:style-name="T321">{</text:span></text:p>
      <text:p text:style-name="P53"><text:span text:style-name="T321"><text:s text:c="8"/>Q_OBJECT</text:span></text:p>
      <text:p text:style-name="P53"><text:span text:style-name="T321">public:</text:span></text:p>
      <text:p text:style-name="P53"><text:span text:style-name="T321"><text:s text:c="8"/>explicit EntryDialog(QWidget *parent = 0);</text:span></text:p>
      <text:p text:style-name="P53"><text:span text:style-name="T321"><text:s text:c="8"/>~</text:span><text:span text:style-name="T322">EntryDialog</text:span><text:span text:style-name="T323">();</text:span></text:p>
      <text:p text:style-name="P53"><text:span text:style-name="T323"><text:s text:c="8"/>auto const&amp;<text:s/></text:span><text:span text:style-name="T324">linesData</text:span><text:span text:style-name="T325">() {</text:span></text:p>
      <text:p text:style-name="P53"><text:span text:style-name="T325"><text:s text:c="16"/>return lines;</text:span></text:p>
      <text:p text:style-name="P53"><text:span text:style-name="T325"><text:s text:c="8"/>}</text:span></text:p>
      <text:p text:style-name="P53"><text:span text:style-name="T325">private:</text:span></text:p>
      <text:p text:style-name="P53"><text:span text:style-name="T325"><text:s text:c="8"/>Ui::EntryDialog *ui;</text:span></text:p>
      <text:p text:style-name="P53"><text:span text:style-name="T325"><text:s text:c="8"/>// elements point to non-const objects</text:span></text:p>
      <text:p text:style-name="P53"><text:span text:style-name="T325"><text:s text:c="8"/>std::array&lt;QLineEdit*, cw::Passport::fieldTitles.size()&gt; lines;</text:span></text:p>
      <text:p text:style-name="P53"><text:span text:style-name="T325"><text:s text:c="8"/>void<text:s/></text:span><text:span text:style-name="T326">setUpFields</text:span><text:span text:style-name="T327">();</text:span></text:p>
      <text:p text:style-name="P53"><text:span text:style-name="T327">};</text:span></text:p>
      <text:p text:style-name="P53"><text:span text:style-name="T327">#endif // ENTRYDIALOG_H</text:span></text:p>
      <text:p text:style-name="P54"><text:span text:style-name="T328">entrydialog.cpp</text:span></text:p>
      <text:p text:style-name="P55"><text:span text:style-name="T329">#include "entrydialog.h"</text:span></text:p>
      <text:p text:style-name="P56"><text:span text:style-name="T330">#include "ui_entrydialog.h"</text:span></text:p>
      <text:p text:style-name="P56"><text:span text:style-name="T330">#include &lt;QLabel&gt;</text:span></text:p>
      <text:p text:style-name="P56"><text:span text:style-name="T330">EntryDialog::</text:span><text:span text:style-name="T331">EntryDialog</text:span><text:span text:style-name="T332">(QWidget *parent) :</text:span></text:p>
      <text:p text:style-name="P56"><text:span text:style-name="T332"><text:s text:c="8"/>QDialog(parent),</text:span></text:p>
      <text:p text:style-name="P56"><text:span text:style-name="T332"><text:s text:c="8"/>ui(new Ui::EntryDialog)</text:span></text:p>
      <text:p text:style-name="P56"><text:span text:style-name="T332">{</text:span></text:p>
      <text:p text:style-name="P56"><text:span text:style-name="T332"><text:s text:c="8"/>ui-&gt;setupUi(this);</text:span></text:p>
      <text:p text:style-name="P56"><text:span text:style-name="T332"><text:s text:c="8"/>setUpFields();</text:span></text:p>
      <text:p text:style-name="P56"><text:span text:style-name="T332">}</text:span></text:p>
      <text:p text:style-name="P56"><text:span text:style-name="T332">EntryDialog::~</text:span><text:span text:style-name="T333">EntryDialog</text:span><text:span text:style-name="T334">()</text:span></text:p>
      <text:p text:style-name="P56"><text:span text:style-name="T334">{</text:span></text:p>
      <text:p text:style-name="P56"><text:span text:style-name="T334"><text:s text:c="8"/>delete ui;</text:span></text:p>
      <text:p text:style-name="P56"><text:span text:style-name="T334">}</text:span></text:p>
      <text:p text:style-name="P56"><text:span text:style-name="T334">void EntryDialog::</text:span><text:span text:style-name="T335">setUpFields</text:span><text:span text:style-name="T336">()</text:span></text:p>
      <text:p text:style-name="P56"><text:span text:style-name="T336">{</text:span></text:p>
      <text:p text:style-name="P56"><text:span text:style-name="T336"><text:s text:c="8"/>for (size_t i = 0; i &lt; cw::Passport::fieldTitles.size(); i++) {</text:span></text:p>
      <text:p text:style-name="P56"><text:span text:style-name="T336"><text:s text:c="13"/>ui-&gt;formLayout-&gt;addRow(new QLabel(cw::Passport::fieldTitles.at(i)),</text:span></text:p>
      <text:p text:style-name="P56"><text:span text:style-name="T336"><text:s text:c="36"/>lines[i] = new QLineEdit());</text:span></text:p>
      <text:p text:style-name="P56"><text:span text:style-name="T336"><text:s text:c="8"/>}</text:span></text:p>
      <text:p text:style-name="P56"><text:span text:style-name="T336">}</text:span></text:p>
      <text:p text:style-name="P57"><text:span text:style-name="T337"/></text:p>
      <text:p text:style-name="P57"><text:span text:style-name="T338">Класс MainWindow</text:span></text:p>
      <text:p text:style-name="P57"><text:span text:style-name="T339">mainwindow.h</text:span></text:p>
      <text:p text:style-name="P57"><text:span text:style-name="T340">#ifndef MAINWINDOW_H</text:span></text:p>
      <text:p text:style-name="P57"><text:span text:style-name="T340">#define MAINWINDOW_H</text:span></text:p>
      <text:p text:style-name="P57"><text:span text:style-name="T340">#include &lt;QMainWindow&gt;</text:span></text:p>
      <text:p text:style-name="P57"><text:span text:style-name="T340">#include "passport.h"</text:span></text:p>
      <text:p text:style-name="P57"><text:span text:style-name="T340">#include "entrydialog.h"</text:span></text:p>
      <text:p text:style-name="P57"><text:span text:style-name="T340">namespace Ui {</text:span></text:p>
      <text:p text:style-name="P57"><text:span text:style-name="T340">class MainWindow;</text:span></text:p>
      <text:p text:style-name="P57"><text:span text:style-name="T340">}</text:span></text:p>
      <text:p text:style-name="P57"><text:span text:style-name="T340">class MainWindow : public QMainWindow</text:span></text:p>
      <text:p text:style-name="P57"><text:span text:style-name="T340">{</text:span></text:p>
      <text:p text:style-name="P57"><text:span text:style-name="T340"><text:s text:c="8"/>Q_OBJECT</text:span></text:p>
      <text:p text:style-name="P57"><text:span text:style-name="T340">public:</text:span></text:p>
      <text:p text:style-name="P57"><text:span text:style-name="T340"><text:s text:c="8"/>explicit MainWindow(QWidget *parent = 0);</text:span></text:p>
      <text:p text:style-name="P57"><text:span text:style-name="T340"><text:s text:c="8"/>~</text:span><text:span text:style-name="T341">MainWindow</text:span><text:span text:style-name="T342">();</text:span></text:p>
      <text:p text:style-name="P57"><text:span text:style-name="T342">private slots:</text:span></text:p>
      <text:p text:style-name="P57"><text:span text:style-name="T342"><text:s text:c="8"/>void<text:s/></text:span><text:span text:style-name="T343">on_pushButton_load_clicked</text:span><text:span text:style-name="T344">();</text:span></text:p>
      <text:p text:style-name="P57"><text:span text:style-name="T344"><text:s text:c="8"/>void<text:s/></text:span><text:span text:style-name="T345">on_pushButton_save_clicked</text:span><text:span text:style-name="T346">();</text:span></text:p>
      <text:p text:style-name="P57"><text:span text:style-name="T346"><text:s text:c="8"/>void<text:s/></text:span><text:span text:style-name="T347">on_actionAbout_triggered</text:span><text:span text:style-name="T348">();</text:span></text:p>
      <text:p text:style-name="P57"><text:span text:style-name="T348"><text:s text:c="8"/>void<text:s/></text:span><text:span text:style-name="T349">on_actionAdd_username_triggered</text:span><text:span text:style-name="T350">();</text:span></text:p>
      <text:p text:style-name="P57"><text:span text:style-name="T350"><text:s text:c="8"/>void<text:s/></text:span><text:span text:style-name="T351">on_actionRemove_username_triggered</text:span><text:span text:style-name="T352">();</text:span></text:p>
      <text:p text:style-name="P57"><text:span text:style-name="T352"><text:s text:c="8"/>void<text:s/></text:span><text:span text:style-name="T353">on_actionClear_triggered</text:span><text:span text:style-name="T354">();</text:span></text:p>
      <text:p text:style-name="P57"><text:span text:style-name="T354"><text:s text:c="8"/>void<text:s/></text:span><text:span text:style-name="T355">on_tableWidget_cellChanged</text:span><text:span text:style-name="T356">(int, int);</text:span></text:p>
      <text:p text:style-name="P57"><text:span text:style-name="T356">// custom:</text:span></text:p>
      <text:p text:style-name="P57"><text:span text:style-name="T356"><text:s text:c="8"/>void<text:s/></text:span><text:span text:style-name="T357">on_searchBox_returnPressed</text:span><text:span text:style-name="T358">();</text:span></text:p>
      <text:p text:style-name="P57"><text:span text:style-name="T358">private:</text:span></text:p>
      <text:p text:style-name="P57"><text:span text:style-name="T358"><text:s text:c="8"/>Ui::MainWindow* ui;</text:span></text:p>
      <text:p text:style-name="P57"><text:span text:style-name="T358"><text:s text:c="8"/>EntryDialog e{};</text:span></text:p>
      <text:p text:style-name="P57"><text:span text:style-name="T358"><text:s text:c="8"/>cw::DataBase db{};</text:span></text:p>
      <text:p text:style-name="P57"><text:span text:style-name="T358"><text:s text:c="8"/>QLineEdit* searchBox{};</text:span></text:p>
      <text:p text:style-name="P57"><text:span text:style-name="T358"><text:s text:c="8"/>bool viewNewer = false;</text:span></text:p>
      <text:p text:style-name="P57"><text:span text:style-name="T358"><text:s text:c="8"/>void<text:s/></text:span><text:span text:style-name="T359">clearTable</text:span><text:span text:style-name="T360">();</text:span></text:p>
      <text:p text:style-name="P57"><text:span text:style-name="T360"><text:s text:c="8"/>void<text:s/></text:span><text:span text:style-name="T361">loadFromFile</text:span><text:span text:style-name="T362">(const QString&amp; filename);</text:span></text:p>
      <text:p text:style-name="P57"><text:span text:style-name="T362"><text:s text:c="8"/>bool<text:s/></text:span><text:span text:style-name="T363">dumpToDB</text:span><text:span text:style-name="T364">();</text:span></text:p>
      <text:p text:style-name="P57"><text:span text:style-name="T364"><text:s text:c="8"/>void<text:s/></text:span><text:span text:style-name="T365">saveToFile</text:span><text:span text:style-name="T366">(const QString&amp; filename);</text:span></text:p>
      <text:p text:style-name="P57"><text:span text:style-name="T366"><text:s text:c="8"/>void<text:s/></text:span><text:span text:style-name="T367">addEmptyRow</text:span><text:span text:style-name="T368">();</text:span></text:p>
      <text:p text:style-name="P57"><text:span text:style-name="T368"><text:s text:c="8"/>void<text:s/></text:span><text:span text:style-name="T369">removeSelectedRows</text:span><text:span text:style-name="T370">();</text:span></text:p>
      <text:p text:style-name="P57"><text:span text:style-name="T370"><text:s text:c="8"/>void<text:s/></text:span><text:span text:style-name="T371">displayTable</text:span><text:span text:style-name="T372">();</text:span></text:p>
      <text:p text:style-name="P57"><text:span text:style-name="T372"><text:s text:c="8"/>void<text:s/></text:span><text:span text:style-name="T373">editRow</text:span><text:span text:style-name="T374">(int row);</text:span></text:p>
      <text:p text:style-name="P57"><text:span text:style-name="T374"><text:s text:c="8"/>void<text:s/></text:span><text:span text:style-name="T375">findMatchingCells</text:span><text:span text:style-name="T376">(QString const&amp; searchQuery);</text:span></text:p>
      <text:p text:style-name="P57"><text:span text:style-name="T376">};</text:span></text:p>
      <text:p text:style-name="P57"><text:span text:style-name="T376">#endif // MAINWINDOW_H</text:span></text:p>
      <text:p text:style-name="P57"><text:span text:style-name="T377"/></text:p>
      <text:p text:style-name="P57"><text:span text:style-name="T378">mainwindow.cpp</text:span></text:p>
      <text:p text:style-name="P57"><text:span text:style-name="T379">#include "mainwindow.h"</text:span></text:p>
      <text:p text:style-name="P58"><text:span text:style-name="T379">#include "ui_mainwindow.h"</text:span></text:p>
      <text:p text:style-name="P58"><text:span text:style-name="T379">#include &lt;QMessageBox&gt;</text:span></text:p>
      <text:p text:style-name="P58"><text:span text:style-name="T379">MainWindow::</text:span><text:span text:style-name="T380">MainWindow</text:span><text:span text:style-name="T381">(QWidget *parent) :</text:span></text:p>
      <text:p text:style-name="P58"><text:span text:style-name="T381"><text:s text:c="8"/>QMainWindow(parent),</text:span></text:p>
      <text:p text:style-name="P58"><text:span text:style-name="T381"><text:s text:c="8"/>ui(new Ui::MainWindow)</text:span></text:p>
      <text:p text:style-name="P58"><text:span text:style-name="T381">{</text:span></text:p>
      <text:p text:style-name="P58"><text:span text:style-name="T381"><text:s text:c="8"/>ui-&gt;setupUi(this);</text:span></text:p>
      <text:p text:style-name="P58"><text:span text:style-name="T381"><text:s text:c="8"/>// Filename menu</text:span></text:p>
      <text:p text:style-name="P58"><text:span text:style-name="T381"><text:s text:c="8"/>ui-&gt;lineEdit-&gt;setText("database.txt");</text:span></text:p>
      <text:p text:style-name="P58"><text:span text:style-name="T381"><text:s text:c="8"/>ui-&gt;statusline-&gt;setText("Load from file or add names manually.");</text:span></text:p>
      <text:p text:style-name="P58"><text:span text:style-name="T381"><text:s text:c="8"/>// Set up column amount</text:span></text:p>
      <text:p text:style-name="P58"><text:span text:style-name="T381"><text:s text:c="8"/>ui-&gt;tableWidget-&gt;setColumnCount(cw::Passport::fieldTitles.size());</text:span></text:p>
      <text:p text:style-name="P58"><text:span text:style-name="T381"><text:s text:c="8"/>// Set up column names</text:span></text:p>
      <text:p text:style-name="P58"><text:span text:style-name="T381"><text:s text:c="8"/>ui-&gt;tableWidget-&gt;setHorizontalHeaderLabels([]() {</text:span></text:p>
      <text:p text:style-name="P58"><text:span text:style-name="T381"><text:s text:c="16"/>QStringList initializer;</text:span></text:p>
      <text:p text:style-name="P58"><text:span text:style-name="T381"><text:s text:c="16"/>for(auto const&amp; fieldTitle: cw::Passport::fieldTitles)</text:span></text:p>
      <text:p text:style-name="P58"><text:span text:style-name="T381"><text:s text:c="24"/>initializer.push_back(fieldTitle);</text:span></text:p>
      <text:p text:style-name="P58"><text:span text:style-name="T381"><text:s text:c="16"/>return initializer;</text:span></text:p>
      <text:p text:style-name="P58"><text:span text:style-name="T381"><text:s text:c="8"/>}());</text:span></text:p>
      <text:p text:style-name="P58"><text:span text:style-name="T381"><text:s text:c="8"/>// Additional widgets:</text:span></text:p>
      <text:p text:style-name="P58"><text:span text:style-name="T381"><text:s text:c="8"/>// Add a search box to the top toolbar</text:span></text:p>
      <text:p text:style-name="P58"><text:span text:style-name="T381"><text:s text:c="8"/>ui-&gt;mainToolBar-&gt;addWidget(new QLabel("Search: "));</text:span></text:p>
      <text:p text:style-name="P58"><text:span text:style-name="T381"><text:s text:c="8"/>searchBox = new QLineEdit();</text:span></text:p>
      <text:p text:style-name="P58"><text:span text:style-name="T381"><text:s text:c="8"/>searchBox-&gt;setMaximumWidth(150);</text:span></text:p>
      <text:p text:style-name="P58"><text:span text:style-name="T381"><text:s text:c="8"/>connect(searchBox,</text:span></text:p>
      <text:p text:style-name="P58"><text:span text:style-name="T381"><text:s text:c="16"/>&amp;QLineEdit::returnPressed, this,</text:span></text:p>
      <text:p text:style-name="P58"><text:span text:style-name="T381"><text:s text:c="16"/>&amp;MainWindow::on_searchBox_returnPressed);</text:span></text:p>
      <text:p text:style-name="P58"><text:span text:style-name="T381"><text:s text:c="8"/>ui-&gt;mainToolBar-&gt;addWidget(searchBox);</text:span></text:p>
      <text:p text:style-name="P58"><text:span text:style-name="T381"><text:s text:c="8"/>// Set menu policy for the table</text:span></text:p>
      <text:p text:style-name="P58"><text:span text:style-name="T381"><text:s text:c="8"/>ui-&gt;tableWidget-&gt;setContextMenuPolicy(Qt::ActionsContextMenu);</text:span></text:p>
      <text:p text:style-name="P58"><text:span text:style-name="T381"><text:s text:c="8"/>// Add 'remove' right click action to the table</text:span></text:p>
      <text:p text:style-name="P58"><text:span text:style-name="T381"><text:s text:c="8"/>QAction* removeAction = new QAction("Remove row");</text:span></text:p>
      <text:p text:style-name="P58"><text:span text:style-name="T381"><text:s text:c="8"/>connect(removeAction, &amp;QAction::triggered,</text:span></text:p>
      <text:p text:style-name="P58"><text:span text:style-name="T381"><text:s text:c="16"/>this,</text:span></text:p>
      <text:p text:style-name="P58"><text:span text:style-name="T381"><text:s text:c="16"/>&amp;MainWindow::removeSelectedRows);</text:span></text:p>
      <text:p text:style-name="P58"><text:span text:style-name="T381"><text:s text:c="8"/>ui-&gt;tableWidget-&gt;addAction(removeAction);</text:span></text:p>
      <text:p text:style-name="P58"><text:span text:style-name="T381"><text:s text:c="8"/>// Add 'edit' right click action</text:span></text:p>
      <text:p text:style-name="P58"><text:span text:style-name="T381"><text:s text:c="8"/>QAction* editAction = new QAction("Edit row");</text:span></text:p>
      <text:p text:style-name="P58"><text:span text:style-name="T381"><text:s text:c="8"/>connect(editAction, &amp;QAction::triggered, this, [this](){</text:span></text:p>
      <text:p text:style-name="P58"><text:span text:style-name="T381"><text:s text:c="16"/>if (auto const&amp; selected = ui-&gt;tableWidget-&gt;selectedItems();</text:span></text:p>
      <text:p text:style-name="P58"><text:span text:style-name="T381"><text:s text:c="20"/>!selected.empty()) {</text:span></text:p>
      <text:p text:style-name="P58"><text:span text:style-name="T381"><text:s text:c="24"/>editRow(selected.front()-&gt;row());</text:span></text:p>
      <text:p text:style-name="P58"><text:span text:style-name="T381"><text:s text:c="16"/>}</text:span></text:p>
      <text:p text:style-name="P58"><text:span text:style-name="T381"><text:s text:c="8"/>});</text:span></text:p>
      <text:p text:style-name="P58"><text:span text:style-name="T381"><text:s text:c="8"/>ui-&gt;tableWidget-&gt;addAction(editAction);</text:span></text:p>
      <text:p text:style-name="P58"><text:span text:style-name="T381">}</text:span></text:p>
      <text:p text:style-name="P58"><text:span text:style-name="T381">MainWindow::~</text:span><text:span text:style-name="T382">MainWindow</text:span><text:span text:style-name="T383">()</text:span></text:p>
      <text:p text:style-name="P58"><text:span text:style-name="T383">{</text:span></text:p>
      <text:p text:style-name="P58"><text:span text:style-name="T383"><text:s text:c="8"/>delete ui;</text:span></text:p>
      <text:p text:style-name="P58"><text:span text:style-name="T383">}</text:span></text:p>
      <text:p text:style-name="P58"><text:span text:style-name="T384"/></text:p>
      <text:p text:style-name="P58"><text:span text:style-name="T385">// Private methods</text:span></text:p>
      <text:p text:style-name="P58"><text:span text:style-name="T385">void MainWindow::</text:span><text:span text:style-name="T386">clearTable</text:span><text:span text:style-name="T387">() {</text:span></text:p>
      <text:p text:style-name="P58"><text:span text:style-name="T387"><text:s text:c="8"/>ui-&gt;tableWidget-&gt;setRowCount(0);</text:span></text:p>
      <text:p text:style-name="P58"><text:span text:style-name="T387"><text:s text:c="8"/>ui-&gt;statusline-&gt;setText("View cleared.");</text:span></text:p>
      <text:p text:style-name="P58"><text:span text:style-name="T387">}</text:span></text:p>
      <text:p text:style-name="P58"><text:span text:style-name="T387">void MainWindow::</text:span><text:span text:style-name="T388">loadFromFile</text:span><text:span text:style-name="T389">(QString const&amp; filename)</text:span></text:p>
      <text:p text:style-name="P58"><text:span text:style-name="T389">{</text:span></text:p>
      <text:p text:style-name="P58"><text:span text:style-name="T389"><text:s text:c="8"/>if (!dumpToDB())</text:span></text:p>
      <text:p text:style-name="P58"><text:span text:style-name="T389"><text:s text:c="16"/>return;</text:span></text:p>
      <text:p text:style-name="P58"><text:span text:style-name="T389"><text:s text:c="8"/>ui-&gt;statusline-&gt;setText([this](auto status) {</text:span></text:p>
      <text:p text:style-name="P58"><text:span text:style-name="T389"><text:s text:c="16"/>switch (status) {</text:span></text:p>
      <text:p text:style-name="P58"><text:span text:style-name="T389"><text:s text:c="16"/>case cw::DataBase::result::success:</text:span></text:p>
      <text:p text:style-name="P58"><text:span text:style-name="T389"><text:s text:c="24"/>displayTable();</text:span></text:p>
      <text:p text:style-name="P58"><text:span text:style-name="T389"><text:s text:c="24"/>return "Database loaded.";</text:span></text:p>
      <text:p text:style-name="P58"><text:span text:style-name="T389"><text:s text:c="16"/>case cw::DataBase::result::invalid_format:</text:span></text:p>
      <text:p text:style-name="P58"><text:span text:style-name="T389"><text:s text:c="24"/>return "Invalid file format.";</text:span></text:p>
      <text:p text:style-name="P58"><text:span text:style-name="T389"><text:s text:c="16"/>case cw::DataBase::result::doesnt_exist:</text:span></text:p>
      <text:p text:style-name="P58"><text:span text:style-name="T389"><text:s text:c="24"/>return "File doesn't exist.";</text:span></text:p>
      <text:p text:style-name="P58"><text:span text:style-name="T389"><text:s text:c="16"/>default:</text:span></text:p>
      <text:p text:style-name="P58"><text:span text:style-name="T389"><text:s text:c="24"/>return "Error reading file.";</text:span></text:p>
      <text:p text:style-name="P58"><text:span text:style-name="T389"><text:s text:c="16"/>}</text:span></text:p>
      <text:p text:style-name="P58"><text:span text:style-name="T389"><text:s text:c="8"/>} (db.loadFromFile(filename)));</text:span></text:p>
      <text:p text:style-name="P58"><text:span text:style-name="T389">}</text:span></text:p>
      <text:p text:style-name="P58"><text:span text:style-name="T389">bool MainWindow::</text:span><text:span text:style-name="T390">dumpToDB</text:span><text:span text:style-name="T391">()</text:span></text:p>
      <text:p text:style-name="P58"><text:span text:style-name="T391">{</text:span></text:p>
      <text:p text:style-name="P58"><text:span text:style-name="T391"><text:s text:c="8"/>if (!viewNewer)</text:span></text:p>
      <text:p text:style-name="P58"><text:span text:style-name="T391"><text:s text:c="16"/>return true;</text:span></text:p>
      <text:p text:style-name="P58"><text:span text:style-name="T391"><text:s text:c="8"/>cw::DataArray users(ui-&gt;tableWidget-&gt;rowCount());</text:span></text:p>
      <text:p text:style-name="P58"><text:span text:style-name="T391"><text:s text:c="8"/>for(int row = 0; row &lt; ui-&gt;tableWidget-&gt;rowCount(); row++) {</text:span></text:p>
      <text:p text:style-name="P58"><text:span text:style-name="T391"><text:s text:c="16"/>for (size_t field = 0; field &lt; cw::Passport::fieldTitles.size();</text:span></text:p>
      <text:p text:style-name="P58"><text:span text:style-name="T391"><text:s text:c="21"/>field++) {</text:span></text:p>
      <text:p text:style-name="P58"><text:span text:style-name="T391"><text:s text:c="24"/>users[row].fields[field] = </text:span></text:p>
      <text:p text:style-name="P58"><text:span text:style-name="T391"><text:s text:c="38"/>ui-&gt;tableWidget-&gt;item(row,field)-&gt;text();</text:span></text:p>
      <text:p text:style-name="P58"><text:span text:style-name="T391"><text:s text:c="16"/>}</text:span></text:p>
      <text:p text:style-name="P58"><text:span text:style-name="T391"><text:s text:c="16"/>if (!users[row].selfCheck()) {</text:span></text:p>
      <text:p text:style-name="P58"><text:span text:style-name="T391"><text:s text:c="24"/>ui-&gt;statusline-&gt;setText("The current table is invalid. "</text:span></text:p>
      <text:p text:style-name="P58"><text:span text:style-name="T391"><text:s text:c="48"/>"Please fix it and try again.");</text:span></text:p>
      <text:p text:style-name="P58"><text:span text:style-name="T391"><text:s text:c="24"/>return false; // here the database is not changed</text:span></text:p>
      <text:p text:style-name="P58"><text:span text:style-name="T391"><text:s text:c="16"/>}</text:span></text:p>
      <text:p text:style-name="P58"><text:span text:style-name="T391"><text:s text:c="8"/>}</text:span></text:p>
      <text:p text:style-name="P58"><text:span text:style-name="T391"><text:s text:c="8"/>if (users != db.get()) { // Here an empty table will be written too.</text:span></text:p>
      <text:p text:style-name="P58"><text:span text:style-name="T391"><text:s text:c="16"/>db.move(std::move(users));</text:span></text:p>
      <text:p text:style-name="P58"><text:span text:style-name="T391"><text:s text:c="16"/>viewNewer = false;</text:span></text:p>
      <text:p text:style-name="P58"><text:span text:style-name="T391"><text:s text:c="8"/>}</text:span></text:p>
      <text:p text:style-name="P58"><text:span text:style-name="T391"><text:s text:c="8"/>return true;</text:span></text:p>
      <text:p text:style-name="P58"><text:span text:style-name="T391">}</text:span></text:p>
      <text:p text:style-name="P58"><text:span text:style-name="T391">void MainWindow::</text:span><text:span text:style-name="T392">saveToFile</text:span><text:span text:style-name="T393">(const QString&amp; filename)</text:span></text:p>
      <text:p text:style-name="P58"><text:span text:style-name="T393">{</text:span></text:p>
      <text:p text:style-name="P58"><text:span text:style-name="T393"><text:s text:c="8"/>if (!dumpToDB() || db.get().empty())</text:span></text:p>
      <text:p text:style-name="P58"><text:span text:style-name="T393"><text:s text:c="16"/>return;</text:span></text:p>
      <text:p text:style-name="P58"><text:span text:style-name="T393"><text:s text:c="8"/>if (db.saveToFile(filename) == cw::DataBase::result::success) {</text:span></text:p>
      <text:p text:style-name="P58"><text:span text:style-name="T393"><text:s text:c="16"/>ui-&gt;statusline-&gt;setText("File saved.");</text:span></text:p>
      <text:p text:style-name="P58"><text:span text:style-name="T393"><text:s text:c="8"/>} else {</text:span></text:p>
      <text:p text:style-name="P58"><text:span text:style-name="T393"><text:s text:c="16"/>ui-&gt;statusline-&gt;setText("Unable to save file.");</text:span></text:p>
      <text:p text:style-name="P58"><text:span text:style-name="T393"><text:s text:c="8"/>}</text:span></text:p>
      <text:p text:style-name="P58"><text:span text:style-name="T393">}</text:span></text:p>
      <text:p text:style-name="P58"><text:span text:style-name="T394"/></text:p>
      <text:p text:style-name="P58"><text:span text:style-name="T395">void MainWindow::</text:span><text:span text:style-name="T396">addEmptyRow</text:span><text:span text:style-name="T397">()</text:span></text:p>
      <text:p text:style-name="P58"><text:span text:style-name="T397">{</text:span></text:p>
      <text:p text:style-name="P58"><text:span text:style-name="T397"><text:s text:c="8"/>ui-&gt;tableWidget-&gt;insertRow(ui-&gt;tableWidget-&gt;rowCount());</text:span></text:p>
      <text:p text:style-name="P58"><text:span text:style-name="T397"><text:s text:c="8"/>for(size_t i = 0; i &lt; cw::Passport::fieldTitles.size(); i++) {</text:span></text:p>
      <text:p text:style-name="P58"><text:span text:style-name="T397"><text:s text:c="16"/>ui-&gt;tableWidget-&gt;setItem(ui-&gt;tableWidget-&gt;rowCount() - 1,</text:span></text:p>
      <text:p text:style-name="P58"><text:span text:style-name="T397"><text:s text:c="41"/>i,</text:span></text:p>
      <text:p text:style-name="P58"><text:span text:style-name="T397"><text:s text:c="41"/>new QTableWidgetItem());</text:span></text:p>
      <text:p text:style-name="P58"><text:span text:style-name="T397"><text:s text:c="8"/>}</text:span></text:p>
      <text:p text:style-name="P58"><text:span text:style-name="T397"><text:s text:c="8"/>ui-&gt;statusline-&gt;setText("A row added.");</text:span></text:p>
      <text:p text:style-name="P58"><text:span text:style-name="T397"><text:s text:c="8"/>viewNewer = true;</text:span></text:p>
      <text:p text:style-name="P58"><text:span text:style-name="T397">}</text:span></text:p>
      <text:p text:style-name="P58"><text:span text:style-name="T397">void MainWindow::</text:span><text:span text:style-name="T398">removeSelectedRows</text:span><text:span text:style-name="T399">()</text:span></text:p>
      <text:p text:style-name="P58"><text:span text:style-name="T399">{</text:span></text:p>
      <text:p text:style-name="P58"><text:span text:style-name="T399"><text:s text:c="8"/>if (auto cells = ui-&gt;tableWidget-&gt;selectedItems(); !cells.empty()) {</text:span></text:p>
      <text:p text:style-name="P58"><text:span text:style-name="T399"><text:s text:c="16"/>for(auto const&amp; cell: cells) {</text:span></text:p>
      <text:p text:style-name="P58"><text:span text:style-name="T399"><text:s text:c="24"/>if (int i = ui-&gt;tableWidget-&gt;row(cell); i != -1)</text:span></text:p>
      <text:p text:style-name="P58"><text:span text:style-name="T399"><text:s text:c="32"/>ui-&gt;tableWidget-&gt;removeRow(i);</text:span></text:p>
      <text:p text:style-name="P58"><text:span text:style-name="T399"><text:s text:c="16"/>}</text:span></text:p>
      <text:p text:style-name="P58"><text:span text:style-name="T399"><text:s text:c="16"/>ui-&gt;statusline-&gt;setText("Row(s) removed.");</text:span></text:p>
      <text:p text:style-name="P58"><text:span text:style-name="T399"><text:s text:c="16"/>viewNewer = true;</text:span></text:p>
      <text:p text:style-name="P58"><text:span text:style-name="T399"><text:s text:c="8"/>} else {</text:span></text:p>
      <text:p text:style-name="P58"><text:span text:style-name="T399"><text:s text:c="16"/>ui-&gt;statusline-&gt;setText("No row(s) selected.");</text:span></text:p>
      <text:p text:style-name="P58"><text:span text:style-name="T399"><text:s text:c="8"/>}</text:span></text:p>
      <text:p text:style-name="P58"><text:span text:style-name="T399">}</text:span></text:p>
      <text:p text:style-name="P58"><text:span text:style-name="T399">void MainWindow::</text:span><text:span text:style-name="T400">displayTable</text:span><text:span text:style-name="T401">()</text:span></text:p>
      <text:p text:style-name="P58"><text:span text:style-name="T401">{</text:span></text:p>
      <text:p text:style-name="P58"><text:span text:style-name="T401"><text:s text:c="8"/>clearTable();</text:span></text:p>
      <text:p text:style-name="P58"><text:span text:style-name="T401"><text:s text:c="8"/>for(auto const&amp; user: db.get()) {</text:span></text:p>
      <text:p text:style-name="P58"><text:span text:style-name="T401"><text:s text:c="16"/>ui-&gt;tableWidget-&gt;insertRow(ui-&gt;tableWidget-&gt;rowCount());</text:span></text:p>
      <text:p text:style-name="P58"><text:span text:style-name="T401"><text:s text:c="16"/>for(size_t i = 0; i &lt; cw::Passport::fieldTitles.size(); i++) {</text:span></text:p>
      <text:p text:style-name="P58"><text:span text:style-name="T401"><text:s text:c="24"/>ui-&gt;tableWidget-&gt;setItem(</text:span></text:p>
      <text:p text:style-name="P58"><text:span text:style-name="T401"><text:s text:c="32"/>ui-&gt;tableWidget-&gt;rowCount() - 1, i,</text:span></text:p>
      <text:p text:style-name="P58"><text:span text:style-name="T401"><text:s text:c="32"/>new QTableWidgetItem(user.fields[i]));</text:span></text:p>
      <text:p text:style-name="P58"><text:span text:style-name="T401"><text:s text:c="16"/>}</text:span></text:p>
      <text:p text:style-name="P58"><text:span text:style-name="T401"><text:s text:c="8"/>}</text:span></text:p>
      <text:p text:style-name="P58"><text:span text:style-name="T401"><text:s text:c="8"/>viewNewer = false;</text:span></text:p>
      <text:p text:style-name="P58"><text:span text:style-name="T401">}</text:span></text:p>
      <text:p text:style-name="P58"><text:span text:style-name="T401">void MainWindow::</text:span><text:span text:style-name="T402">editRow</text:span><text:span text:style-name="T403">(int row)</text:span></text:p>
      <text:p text:style-name="P58"><text:span text:style-name="T403">{</text:span></text:p>
      <text:p text:style-name="P58"><text:span text:style-name="T403"><text:s text:c="8"/>auto const&amp; lines = e.linesData();</text:span></text:p>
      <text:p text:style-name="P58"><text:span text:style-name="T403"><text:s text:c="8"/>// Load current row data into the view</text:span></text:p>
      <text:p text:style-name="P58"><text:span text:style-name="T403"><text:s text:c="8"/>for (size_t col = 0; col &lt; cw::Passport::fieldTitles.size(); col++) {</text:span></text:p>
      <text:p text:style-name="P58"><text:span text:style-name="T403"><text:s text:c="16"/>lines[col]-&gt;setText(ui-&gt;tableWidget-&gt;item(row, col)-&gt;text());</text:span></text:p>
      <text:p text:style-name="P58"><text:span text:style-name="T403"><text:s text:c="8"/>}</text:span></text:p>
      <text:p text:style-name="P58"><text:span text:style-name="T403"><text:s text:c="8"/>// Show window</text:span></text:p>
      <text:p text:style-name="P58"><text:span text:style-name="T403"><text:s text:c="8"/>e.</text:span><text:span text:style-name="T404">exec</text:span><text:span text:style-name="T405">(); // blocks main window</text:span></text:p>
      <text:p text:style-name="P58"><text:span text:style-name="T405"><text:s text:c="8"/>// Apply changes for non-empty fields</text:span></text:p>
      <text:p text:style-name="P58"><text:span text:style-name="T405"><text:s text:c="8"/>if(e.result() == QDialog::Accepted) {</text:span></text:p>
      <text:p text:style-name="P58"><text:span text:style-name="T405"><text:s text:c="12"/>for(size_t col = 0; col &lt; cw::Passport::fieldTitles.size(); col++) {</text:span></text:p>
      <text:p text:style-name="P58"><text:span text:style-name="T405"><text:s text:c="24"/>auto* const item = ui-&gt;tableWidget-&gt;item(row, col);</text:span></text:p>
      <text:p text:style-name="P58"><text:span text:style-name="T405"><text:s text:c="24"/>auto const&amp; newText = lines[col]-&gt;text();</text:span></text:p>
      <text:p text:style-name="P58"><text:span text:style-name="T405"><text:s text:c="24"/>if(!newText.isEmpty() &amp;&amp; newText != item-&gt;text()) {</text:span></text:p>
      <text:p text:style-name="P58"><text:span text:style-name="T405"><text:s text:c="32"/>item-&gt;setText(newText);</text:span></text:p>
      <text:p text:style-name="P58"><text:span text:style-name="T405"><text:s text:c="32"/>ui-&gt;statusline-&gt;setText("Cell changed.");</text:span></text:p>
      <text:p text:style-name="P58"><text:span text:style-name="T405"><text:s text:c="32"/>viewNewer = true;</text:span></text:p>
      <text:p text:style-name="P58"><text:span text:style-name="T405"><text:s text:c="24"/>}</text:span></text:p>
      <text:p text:style-name="P58"><text:span text:style-name="T405"><text:s text:c="12"/>}</text:span></text:p>
      <text:p text:style-name="P58"><text:span text:style-name="T405"><text:s text:c="8"/>}</text:span></text:p>
      <text:p text:style-name="P58"><text:span text:style-name="T405">}</text:span></text:p>
      <text:p text:style-name="P58"><text:span text:style-name="T406"/></text:p>
      <text:p text:style-name="P58"><text:span text:style-name="T407">// Private slots</text:span></text:p>
      <text:p text:style-name="P58"><text:span text:style-name="T407">void MainWindow::</text:span><text:span text:style-name="T408">findMatchingCells</text:span><text:span text:style-name="T409">(const QString&amp; searchQuery)</text:span></text:p>
      <text:p text:style-name="P58"><text:span text:style-name="T409">{</text:span></text:p>
      <text:p text:style-name="P58"><text:span text:style-name="T409"><text:s text:c="8"/>ui-&gt;tableWidget-&gt;clearSelection();</text:span></text:p>
      <text:p text:style-name="P58"><text:span text:style-name="T409"><text:s text:c="8"/>for (QTableWidgetItem* cell:</text:span></text:p>
      <text:p text:style-name="P58"><text:span text:style-name="T409"><text:s text:c="13"/>ui-&gt;tableWidget-&gt;findItems(searchQuery, Qt::MatchContains)) {</text:span></text:p>
      <text:p text:style-name="P58"><text:span text:style-name="T409"><text:s text:c="16"/>cell-&gt;setSelected(true);</text:span></text:p>
      <text:p text:style-name="P58"><text:span text:style-name="T409"><text:s text:c="8"/>}</text:span></text:p>
      <text:p text:style-name="P58"><text:span text:style-name="T409">}</text:span></text:p>
      <text:p text:style-name="P58"><text:span text:style-name="T409">void MainWindow::</text:span><text:span text:style-name="T410">on_pushButton_load_clicked</text:span><text:span text:style-name="T411">()</text:span></text:p>
      <text:p text:style-name="P58"><text:span text:style-name="T411">{</text:span></text:p>
      <text:p text:style-name="P58"><text:span text:style-name="T411"><text:s text:c="8"/>loadFromFile(ui-&gt;lineEdit-&gt;text());</text:span></text:p>
      <text:p text:style-name="P58"><text:span text:style-name="T411">}</text:span></text:p>
      <text:p text:style-name="P58"><text:span text:style-name="T411">void MainWindow::</text:span><text:span text:style-name="T412">on_pushButton_save_clicked</text:span><text:span text:style-name="T413">()</text:span></text:p>
      <text:p text:style-name="P58"><text:span text:style-name="T413">{</text:span></text:p>
      <text:p text:style-name="P58"><text:span text:style-name="T413"><text:s text:c="8"/>saveToFile(ui-&gt;lineEdit-&gt;text());</text:span></text:p>
      <text:p text:style-name="P58"><text:span text:style-name="T413">}</text:span></text:p>
      <text:p text:style-name="P58"><text:span text:style-name="T413">// Toolbar item slots</text:span></text:p>
      <text:p text:style-name="P58"><text:span text:style-name="T413">void MainWindow::</text:span><text:span text:style-name="T414">on_actionAdd_username_triggered</text:span><text:span text:style-name="T415">()</text:span></text:p>
      <text:p text:style-name="P58"><text:span text:style-name="T415">{</text:span></text:p>
      <text:p text:style-name="P58"><text:span text:style-name="T415"><text:s text:c="8"/>addEmptyRow();</text:span></text:p>
      <text:p text:style-name="P58"><text:span text:style-name="T415">}</text:span></text:p>
      <text:p text:style-name="P58"><text:span text:style-name="T415">void MainWindow::</text:span><text:span text:style-name="T416">on_actionRemove_username_triggered</text:span><text:span text:style-name="T417">()</text:span></text:p>
      <text:p text:style-name="P58"><text:span text:style-name="T417">{</text:span></text:p>
      <text:p text:style-name="P58"><text:span text:style-name="T417"><text:s text:c="8"/>removeSelectedRows();</text:span></text:p>
      <text:p text:style-name="P58"><text:span text:style-name="T417">}</text:span></text:p>
      <text:p text:style-name="P58"><text:span text:style-name="T417">void MainWindow::</text:span><text:span text:style-name="T418">on_actionClear_triggered</text:span><text:span text:style-name="T419">()</text:span></text:p>
      <text:p text:style-name="P58"><text:span text:style-name="T419">{</text:span></text:p>
      <text:p text:style-name="P58"><text:span text:style-name="T419"><text:s text:c="8"/>db.clear();</text:span></text:p>
      <text:p text:style-name="P58"><text:span text:style-name="T419"><text:s text:c="8"/>clearTable();</text:span></text:p>
      <text:p text:style-name="P58"><text:span text:style-name="T419">}</text:span></text:p>
      <text:p text:style-name="P58"><text:span text:style-name="T419">// Menu actions</text:span></text:p>
      <text:p text:style-name="P58"><text:span text:style-name="T419">// Action "exit" calls mainwindow::close();</text:span></text:p>
      <text:p text:style-name="P58"><text:span text:style-name="T419">void MainWindow::</text:span><text:span text:style-name="T420">on_actionAbout_triggered</text:span><text:span text:style-name="T421">()</text:span></text:p>
      <text:p text:style-name="P58"><text:span text:style-name="T421">{</text:span></text:p>
      <text:p text:style-name="P58"><text:span text:style-name="T421"><text:s text:c="8"/>QMessageBox::information(this, "Info", "2017 Pavel Poliakov");</text:span></text:p>
      <text:p text:style-name="P58"><text:span text:style-name="T421">}</text:span></text:p>
      <text:p text:style-name="P58"><text:span text:style-name="T421">void MainWindow::</text:span><text:span text:style-name="T422">on_tableWidget_cellChanged</text:span><text:span text:style-name="T423">(int, int)</text:span></text:p>
      <text:p text:style-name="P58"><text:span text:style-name="T423">{</text:span></text:p>
      <text:p text:style-name="P58"><text:span text:style-name="T423"><text:s text:c="8"/>viewNewer = true;</text:span></text:p>
      <text:p text:style-name="P58"><text:span text:style-name="T423">}</text:span></text:p>
      <text:p text:style-name="P58"><text:span text:style-name="T423">void MainWindow::</text:span><text:span text:style-name="T424">on_searchBox_returnPressed</text:span><text:span text:style-name="T425">()</text:span></text:p>
      <text:p text:style-name="P58"><text:span text:style-name="T425">{</text:span></text:p>
      <text:p text:style-name="P58"><text:span text:style-name="T425"><text:s text:c="8"/>findMatchingCells(searchBox-&gt;text());</text:span></text:p>
      <text:p text:style-name="P58"><text:span text:style-name="T425">}</text:span></text:p>
      <text:p text:style-name="P59"><text:span text:style-name="T426"/></text:p>
      <text:p text:style-name="P60"><text:span text:style-name="T427">Класс vector</text:span></text:p>
      <text:p text:style-name="P61"><text:span text:style-name="T428">#ifndef VECTOR_H</text:span></text:p>
      <text:p text:style-name="P61"><text:span text:style-name="T428">#define VECTOR_H</text:span></text:p>
      <text:p text:style-name="P61"><text:span text:style-name="T428">#include &lt;type_traits&gt;</text:span></text:p>
      <text:p text:style-name="P61"><text:span text:style-name="T428">#include &lt;stdexcept&gt;</text:span></text:p>
      <text:p text:style-name="P61"><text:span text:style-name="T428">namespace cw {</text:span></text:p>
      <text:p text:style-name="P61"><text:span text:style-name="T428">template&lt;typename T, typename Alloc = std::allocator&lt;T&gt; &gt;</text:span></text:p>
      <text:p text:style-name="P61"><text:span text:style-name="T428">class vector {</text:span></text:p>
      <text:p text:style-name="P61"><text:span text:style-name="T428">public:</text:span></text:p>
      <text:p text:style-name="P61"><text:span text:style-name="T428"><text:s text:c="8"/>template&lt;typename ValueT&gt;</text:span></text:p>
      <text:p text:style-name="P61"><text:span text:style-name="T428"><text:s text:c="8"/>class iterator_</text:span></text:p>
      <text:p text:style-name="P61"><text:span text:style-name="T428"><text:s text:c="8"/>{</text:span></text:p>
      <text:p text:style-name="P61"><text:span text:style-name="T428"><text:s text:c="8"/>public:</text:span></text:p>
      <text:p text:style-name="P61"><text:span text:style-name="T428"><text:s text:c="16"/>typedef iterator_ self_type;</text:span></text:p>
      <text:p text:style-name="P61"><text:span text:style-name="T428"><text:s text:c="16"/>typedef ValueT value_type;</text:span></text:p>
      <text:p text:style-name="P61"><text:span text:style-name="T428"><text:s text:c="16"/>typedef ValueT&amp; reference;</text:span></text:p>
      <text:p text:style-name="P61"><text:span text:style-name="T428"><text:s text:c="16"/>typedef ValueT* pointer;</text:span></text:p>
      <text:p text:style-name="P61"><text:span text:style-name="T428"><text:s text:c="16"/>typedef int difference_type;</text:span></text:p>
      <text:p text:style-name="P61"><text:span text:style-name="T428"><text:s text:c="16"/>iterator_(pointer ptr) : ptr_(ptr) { }</text:span></text:p>
      <text:p text:style-name="P61"><text:span text:style-name="T428"><text:s text:c="16"/>iterator_(iterator_ const&amp; ref) = default;</text:span></text:p>
      <text:p text:style-name="P61"><text:span text:style-name="T428"><text:s text:c="16"/>self_type<text:s/></text:span><text:span text:style-name="T429">operator</text:span><text:span text:style-name="T430">++()</text:span></text:p>
      <text:p text:style-name="P61"><text:span text:style-name="T430"><text:s text:c="16"/>{</text:span></text:p>
      <text:p text:style-name="P61"><text:span text:style-name="T430"><text:s text:c="24"/>++ptr_;</text:span></text:p>
      <text:p text:style-name="P61"><text:span text:style-name="T430"><text:s text:c="24"/>return *this;</text:span></text:p>
      <text:p text:style-name="P61"><text:span text:style-name="T430"><text:s text:c="16"/>}</text:span></text:p>
      <text:p text:style-name="P61"><text:span text:style-name="T430"><text:s text:c="16"/>self_type<text:s/></text:span><text:span text:style-name="T431">operator</text:span><text:span text:style-name="T432">++(int postfix)</text:span></text:p>
      <text:p text:style-name="P61"><text:span text:style-name="T432"><text:s text:c="16"/>{</text:span></text:p>
      <text:p text:style-name="P61"><text:span text:style-name="T432"><text:s text:c="24"/>self_type prev = *this;</text:span></text:p>
      <text:p text:style-name="P61"><text:span text:style-name="T432"><text:s text:c="24"/>++ptr_;</text:span></text:p>
      <text:p text:style-name="P61"><text:span text:style-name="T432"><text:s text:c="24"/>return prev;</text:span></text:p>
      <text:p text:style-name="P61"><text:span text:style-name="T432"><text:s text:c="16"/>}</text:span></text:p>
      <text:p text:style-name="P61"><text:span text:style-name="T432"><text:s text:c="16"/>self_type<text:s/></text:span><text:span text:style-name="T433">operator</text:span><text:span text:style-name="T434">--()</text:span></text:p>
      <text:p text:style-name="P61"><text:span text:style-name="T434"><text:s text:c="16"/>{</text:span></text:p>
      <text:p text:style-name="P61"><text:span text:style-name="T434"><text:s text:c="24"/>--ptr_;</text:span></text:p>
      <text:p text:style-name="P61"><text:span text:style-name="T434"><text:s text:c="24"/>return *this;</text:span></text:p>
      <text:p text:style-name="P61"><text:span text:style-name="T434"><text:s text:c="16"/>}</text:span></text:p>
      <text:p text:style-name="P61"><text:span text:style-name="T434"><text:s text:c="16"/>self_type<text:s/></text:span><text:span text:style-name="T435">operator</text:span><text:span text:style-name="T436">--(int postfix)</text:span></text:p>
      <text:p text:style-name="P61"><text:span text:style-name="T436"><text:s text:c="16"/>{</text:span></text:p>
      <text:p text:style-name="P61"><text:span text:style-name="T436"><text:s text:c="24"/>self_type prev = *this;</text:span></text:p>
      <text:p text:style-name="P61"><text:span text:style-name="T436"><text:s text:c="24"/>--ptr_;</text:span></text:p>
      <text:p text:style-name="P61"><text:span text:style-name="T436"><text:s text:c="24"/>return prev;</text:span></text:p>
      <text:p text:style-name="P61"><text:span text:style-name="T436"><text:s text:c="16"/>}</text:span></text:p>
      <text:p text:style-name="P61"><text:span text:style-name="T436"><text:s text:c="16"/>reference<text:s/></text:span><text:span text:style-name="T437">operator</text:span><text:span text:style-name="T438">*() { return *ptr_; }</text:span></text:p>
      <text:p text:style-name="P61"><text:span text:style-name="T438"><text:s text:c="16"/>pointer<text:s/></text:span><text:span text:style-name="T439">operator</text:span><text:span text:style-name="T440">-&gt;() { return ptr_; }</text:span></text:p>
      <text:p text:style-name="P61"><text:span text:style-name="T440"><text:s text:c="16"/>bool<text:s/></text:span><text:span text:style-name="T441">operator</text:span><text:span text:style-name="T442">==(const self_type&amp; rhs) { return ptr_ == rhs.ptr_; }</text:span></text:p>
      <text:p text:style-name="P61"><text:span text:style-name="T442"><text:s text:c="16"/>bool<text:s/></text:span><text:span text:style-name="T443">operator</text:span><text:span text:style-name="T444">!=(const self_type&amp; rhs) { return ptr_ != rhs.ptr_; }</text:span></text:p>
      <text:p text:style-name="P61"><text:span text:style-name="T444"><text:s text:c="8"/>private:</text:span></text:p>
      <text:p text:style-name="P61"><text:span text:style-name="T444"><text:s text:c="16"/>pointer ptr_;</text:span></text:p>
      <text:p text:style-name="P61"><text:span text:style-name="T444"><text:s text:c="8"/>};</text:span></text:p>
      <text:p text:style-name="P61"><text:span text:style-name="T444"><text:s text:c="8"/>typedef iterator_&lt;T&gt; iterator;</text:span></text:p>
      <text:p text:style-name="P61"><text:span text:style-name="T444"><text:s text:c="8"/>typedef iterator_&lt;const T&gt; const_iterator;</text:span></text:p>
      <text:p text:style-name="P61"><text:span text:style-name="T444"><text:s text:c="8"/>iterator<text:s/></text:span><text:span text:style-name="T445">begin</text:span><text:span text:style-name="T446">()</text:span></text:p>
      <text:p text:style-name="P61"><text:span text:style-name="T446"><text:s text:c="8"/>{</text:span></text:p>
      <text:p text:style-name="P61"><text:span text:style-name="T446"><text:s text:c="16"/>return iterator(start);</text:span></text:p>
      <text:p text:style-name="P61"><text:span text:style-name="T446"><text:s text:c="8"/>}</text:span></text:p>
      <text:p text:style-name="P61"><text:span text:style-name="T446"><text:s text:c="8"/>iterator<text:s/></text:span><text:span text:style-name="T447">end</text:span><text:span text:style-name="T448">()</text:span></text:p>
      <text:p text:style-name="P61"><text:span text:style-name="T448"><text:s text:c="8"/>{</text:span></text:p>
      <text:p text:style-name="P61"><text:span text:style-name="T448"><text:s text:c="16"/>return iterator(finish);</text:span></text:p>
      <text:p text:style-name="P61"><text:span text:style-name="T448"><text:s text:c="8"/>}</text:span></text:p>
      <text:p text:style-name="P61"><text:span text:style-name="T448"><text:s text:c="8"/>const_iterator<text:s/></text:span><text:span text:style-name="T449">begin</text:span><text:span text:style-name="T450">() const</text:span></text:p>
      <text:p text:style-name="P61"><text:span text:style-name="T450"><text:s text:c="8"/>{</text:span></text:p>
      <text:p text:style-name="P61"><text:span text:style-name="T450"><text:s text:c="16"/>return const_iterator(start);</text:span></text:p>
      <text:p text:style-name="P61"><text:span text:style-name="T450"><text:s text:c="8"/>}</text:span></text:p>
      <text:p text:style-name="P61"><text:span text:style-name="T450"><text:s text:c="8"/>const_iterator<text:s/></text:span><text:span text:style-name="T451">end</text:span><text:span text:style-name="T452">() const</text:span></text:p>
      <text:p text:style-name="P61"><text:span text:style-name="T452"><text:s text:c="8"/>{</text:span></text:p>
      <text:p text:style-name="P61"><text:span text:style-name="T452"><text:s text:c="16"/>return const_iterator(finish);</text:span></text:p>
      <text:p text:style-name="P61"><text:span text:style-name="T452"><text:s text:c="8"/>}</text:span></text:p>
      <text:p text:style-name="P61"><text:span text:style-name="T452">public:</text:span></text:p>
      <text:p text:style-name="P61"><text:span text:style-name="T452"><text:s text:c="8"/>typedef size_t<text:s text:c="10"/>size_type;</text:span></text:p>
      <text:p text:style-name="P61"><text:span text:style-name="T452"><text:s text:c="8"/>typedef ptrdiff_t<text:s text:c="7"/>difference_type;</text:span></text:p>
      <text:p text:style-name="P61"><text:span text:style-name="T452"><text:s text:c="8"/>typedef T*<text:s text:c="14"/>pointer;</text:span></text:p>
      <text:p text:style-name="P61"><text:span text:style-name="T452"><text:s text:c="8"/>typedef const T*<text:s text:c="8"/>const_pointer;</text:span></text:p>
      <text:p text:style-name="P61"><text:span text:style-name="T452"><text:s text:c="8"/>typedef T&amp;<text:s text:c="14"/>reference;</text:span></text:p>
      <text:p text:style-name="P61"><text:span text:style-name="T452"><text:s text:c="8"/>typedef const T&amp;<text:s text:c="8"/>const_reference;</text:span></text:p>
      <text:p text:style-name="P61"><text:span text:style-name="T452"><text:s text:c="8"/>typedef T<text:s text:c="15"/>value_type;</text:span></text:p>
      <text:p text:style-name="P61"><text:span text:style-name="T452"><text:s text:c="8"/>typedef Alloc<text:s text:c="11"/>allocator_type;</text:span></text:p>
      <text:p text:style-name="P61"><text:span text:style-name="T452">private:</text:span></text:p>
      <text:p text:style-name="P61"><text:span text:style-name="T452"><text:s text:c="8"/>enum : size_type {</text:span></text:p>
      <text:p text:style-name="P61"><text:span text:style-name="T452"><text:s text:c="16"/>initial_capacity = 10,</text:span></text:p>
      <text:p text:style-name="P61"><text:span text:style-name="T452"><text:s text:c="16"/>capacity_factor = 2,</text:span></text:p>
      <text:p text:style-name="P61"><text:span text:style-name="T452"><text:s text:c="16"/>capacity_sanitize_factor = capacity_factor * 2</text:span></text:p>
      <text:p text:style-name="P61"><text:span text:style-name="T452"><text:s text:c="8"/>};</text:span></text:p>
      <text:p text:style-name="P61"><text:span text:style-name="T452"><text:s text:c="8"/>pointer start;</text:span></text:p>
      <text:p text:style-name="P61"><text:span text:style-name="T452"><text:s text:c="8"/>pointer finish;</text:span></text:p>
      <text:p text:style-name="P61"><text:span text:style-name="T452"><text:s text:c="8"/>pointer end_of_storage;</text:span></text:p>
      <text:p text:style-name="P61"><text:span text:style-name="T452"><text:s text:c="8"/>allocator_type a;</text:span></text:p>
      <text:p text:style-name="P61"><text:span text:style-name="T452"><text:s text:c="8"/>inline pointer<text:s/></text:span><text:span text:style-name="T453">allocate</text:span><text:span text:style-name="T454">(size_type n)</text:span></text:p>
      <text:p text:style-name="P61"><text:span text:style-name="T454"><text:s text:c="8"/>{</text:span></text:p>
      <text:p text:style-name="P61"><text:span text:style-name="T454"><text:s text:c="16"/>return n != 0 ? a.allocate(n) : pointer();</text:span></text:p>
      <text:p text:style-name="P61"><text:span text:style-name="T454"><text:s text:c="8"/>}</text:span></text:p>
      <text:p text:style-name="P61"><text:span text:style-name="T454"><text:s text:c="8"/>inline void<text:s/></text:span><text:span text:style-name="T455">deallocate</text:span><text:span text:style-name="T456">()</text:span></text:p>
      <text:p text:style-name="P61"><text:span text:style-name="T456"><text:s text:c="8"/>{</text:span></text:p>
      <text:p text:style-name="P61"><text:span text:style-name="T456"><text:s text:c="16"/>if(start != nullptr) {</text:span></text:p>
      <text:p text:style-name="P61"><text:span text:style-name="T456"><text:s text:c="24"/>for(pointer p = start; p != finish; ++p)</text:span></text:p>
      <text:p text:style-name="P61"><text:span text:style-name="T456"><text:s text:c="32"/>p-&gt;~value_type();</text:span></text:p>
      <text:p text:style-name="P61"><text:span text:style-name="T456"><text:s text:c="24"/>a.deallocate(start, capacity());</text:span></text:p>
      <text:p text:style-name="P61"><text:span text:style-name="T456"><text:s text:c="16"/>}</text:span></text:p>
      <text:p text:style-name="P61"><text:span text:style-name="T456"><text:s text:c="8"/>}</text:span></text:p>
      <text:p text:style-name="P61"><text:span text:style-name="T456"><text:s text:c="8"/>void<text:s/></text:span><text:span text:style-name="T457">create_empty</text:span><text:span text:style-name="T458">()</text:span></text:p>
      <text:p text:style-name="P61"><text:span text:style-name="T458"><text:s text:c="8"/>{</text:span></text:p>
      <text:p text:style-name="P61"><text:span text:style-name="T458"><text:s text:c="16"/>start = finish = end_of_storage = nullptr;</text:span></text:p>
      <text:p text:style-name="P61"><text:span text:style-name="T458"><text:s text:c="8"/>}</text:span></text:p>
      <text:p text:style-name="P61"><text:span text:style-name="T458"><text:s text:c="8"/>void<text:s/></text:span><text:span text:style-name="T459">create_storage</text:span><text:span text:style-name="T460">(size_type capacity = initial_capacity)</text:span></text:p>
      <text:p text:style-name="P61"><text:span text:style-name="T460"><text:s text:c="8"/>{</text:span></text:p>
      <text:p text:style-name="P61"><text:span text:style-name="T460"><text:s text:c="16"/>start = allocate(capacity);</text:span></text:p>
      <text:p text:style-name="P61"><text:span text:style-name="T460"><text:s text:c="16"/>finish = start;</text:span></text:p>
      <text:p text:style-name="P61"><text:span text:style-name="T460"><text:s text:c="16"/>end_of_storage = start + capacity;</text:span></text:p>
      <text:p text:style-name="P61"><text:span text:style-name="T460"><text:s text:c="8"/>}</text:span></text:p>
      <text:p text:style-name="P61"><text:span text:style-name="T460"><text:s text:c="8"/>void<text:s/></text:span><text:span text:style-name="T461">assign_content</text:span><text:span text:style-name="T462">(size_type a_size, pointer to, const_reference value)</text:span></text:p>
      <text:p text:style-name="P61"><text:span text:style-name="T462"><text:s text:c="8"/>{</text:span></text:p>
      <text:p text:style-name="P61"><text:span text:style-name="T462"><text:s text:c="16"/>finish = to + a_size;</text:span></text:p>
      <text:p text:style-name="P61"><text:span text:style-name="T462"><text:s text:c="16"/>for (pointer p = to; p != finish; ++p)</text:span></text:p>
      <text:p text:style-name="P61"><text:span text:style-name="T462"><text:s text:c="24"/>new(p) value_type(value);</text:span></text:p>
      <text:p text:style-name="P61"><text:span text:style-name="T462"><text:s text:c="8"/>}</text:span></text:p>
      <text:p text:style-name="P61"><text:span text:style-name="T462"><text:s text:c="8"/>void<text:s/></text:span><text:span text:style-name="T463">assign_content_to_other</text:span><text:span text:style-name="T464">(size_type size, const_pointer from,</text:span></text:p>
      <text:p text:style-name="P61"><text:span text:style-name="T464"><text:s text:c="37"/>pointer to)</text:span></text:p>
      <text:p text:style-name="P61"><text:span text:style-name="T464"><text:s text:c="8"/>{</text:span></text:p>
      <text:p text:style-name="P61"><text:span text:style-name="T464"><text:s text:c="16"/>for (size_type it = 0; it != size; it++)</text:span></text:p>
      <text:p text:style-name="P61"><text:span text:style-name="T464"><text:s text:c="24"/>new(to + it) value_type(from[it]);</text:span></text:p>
      <text:p text:style-name="P61"><text:span text:style-name="T464"><text:s text:c="8"/>}</text:span></text:p>
      <text:p text:style-name="P61"><text:span text:style-name="T464"><text:s text:c="8"/>void<text:s/></text:span><text:span text:style-name="T465">assign_content</text:span><text:span text:style-name="T466">(std::initializer_list&lt;value_type&gt; const&amp; from)</text:span></text:p>
      <text:p text:style-name="P61"><text:span text:style-name="T466"><text:s text:c="8"/>{</text:span></text:p>
      <text:p text:style-name="P61"><text:span text:style-name="T466"><text:s text:c="16"/>finish = start + from.size();</text:span></text:p>
      <text:p text:style-name="P61"><text:span text:style-name="T466"><text:s text:c="16"/>pointer p = start;</text:span></text:p>
      <text:p text:style-name="P61"><text:span text:style-name="T466"><text:s text:c="16"/>for(auto it = from.begin(); it != from.end(); ++it) {</text:span></text:p>
      <text:p text:style-name="P61"><text:span text:style-name="T466"><text:s text:c="24"/>new(p) value_type(*it);</text:span></text:p>
      <text:p text:style-name="P61"><text:span text:style-name="T466"><text:s text:c="24"/>p++;</text:span></text:p>
      <text:p text:style-name="P61"><text:span text:style-name="T466"><text:s text:c="16"/>}</text:span></text:p>
      <text:p text:style-name="P61"><text:span text:style-name="T466"><text:s text:c="8"/>}</text:span></text:p>
      <text:p text:style-name="P61"><text:span text:style-name="T466"><text:s text:c="8"/>void<text:s/></text:span><text:span text:style-name="T467">assign_content</text:span><text:span text:style-name="T468">(size_type a_size, const_reference value)</text:span></text:p>
      <text:p text:style-name="P61"><text:span text:style-name="T468"><text:s text:c="8"/>{</text:span></text:p>
      <text:p text:style-name="P61"><text:span text:style-name="T468"><text:s text:c="16"/>assign_content(a_size, start, value);</text:span></text:p>
      <text:p text:style-name="P61"><text:span text:style-name="T468"><text:s text:c="8"/>}</text:span></text:p>
      <text:p text:style-name="P61"><text:span text:style-name="T468"><text:s text:c="8"/>void<text:s/></text:span><text:span text:style-name="T469">assign_content</text:span><text:span text:style-name="T470">(vector const&amp; from)</text:span></text:p>
      <text:p text:style-name="P61"><text:span text:style-name="T470"><text:s text:c="8"/>{</text:span></text:p>
      <text:p text:style-name="P61"><text:span text:style-name="T470"><text:s text:c="16"/>assign_content(from.size(), from.start);</text:span></text:p>
      <text:p text:style-name="P61"><text:span text:style-name="T470"><text:s text:c="8"/>}</text:span></text:p>
      <text:p text:style-name="P61"><text:span text:style-name="T470"><text:s text:c="8"/>void<text:s/></text:span><text:span text:style-name="T471">move_content</text:span><text:span text:style-name="T472">(vector&amp;&amp; vec)</text:span></text:p>
      <text:p text:style-name="P61"><text:span text:style-name="T472"><text:s text:c="8"/>{</text:span></text:p>
      <text:p text:style-name="P61"><text:span text:style-name="T472"><text:s text:c="16"/>start = vec.start;</text:span></text:p>
      <text:p text:style-name="P61"><text:span text:style-name="T472"><text:s text:c="16"/>finish = vec.finish;</text:span></text:p>
      <text:p text:style-name="P61"><text:span text:style-name="T472"><text:s text:c="16"/>end_of_storage = vec.end_of_storage;</text:span></text:p>
      <text:p text:style-name="P61"><text:span text:style-name="T472"><text:s text:c="16"/>vec.create_empty();</text:span></text:p>
      <text:p text:style-name="P61"><text:span text:style-name="T472"><text:s text:c="8"/>}</text:span></text:p>
      <text:p text:style-name="P61"><text:span text:style-name="T472"><text:s text:c="8"/>inline void<text:s/></text:span><text:span text:style-name="T473">sanitize</text:span><text:span text:style-name="T474">()</text:span></text:p>
      <text:p text:style-name="P61"><text:span text:style-name="T474"><text:s text:c="8"/>{</text:span></text:p>
      <text:p text:style-name="P61"><text:span text:style-name="T474"><text:s text:c="16"/>if (capacity() &gt; size() * capacity_sanitize_factor)</text:span></text:p>
      <text:p text:style-name="P61"><text:span text:style-name="T474"><text:s text:c="24"/>reserve(size() * capacity_factor);</text:span></text:p>
      <text:p text:style-name="P61"><text:span text:style-name="T474"><text:s text:c="8"/>}</text:span></text:p>
      <text:p text:style-name="P61"><text:span text:style-name="T474">public:</text:span></text:p>
      <text:p text:style-name="P61"><text:span text:style-name="T474"><text:s text:c="8"/>inline size_type<text:s/></text:span><text:span text:style-name="T475">size</text:span><text:span text:style-name="T476">() const noexcept { return finish - start; }</text:span></text:p>
      <text:p text:style-name="P61"><text:span text:style-name="T476"><text:s text:c="8"/>inline size_type<text:s/></text:span><text:span text:style-name="T477">capacity</text:span><text:span text:style-name="T478">() const noexcept</text:span></text:p>
      <text:p text:style-name="P61"><text:span text:style-name="T478"><text:s text:c="8"/>{</text:span></text:p>
      <text:p text:style-name="P61"><text:span text:style-name="T478"><text:s text:c="16"/>return end_of_storage - start;</text:span></text:p>
      <text:p text:style-name="P61"><text:span text:style-name="T478"><text:s text:c="8"/>}</text:span></text:p>
      <text:p text:style-name="P61"><text:span text:style-name="T478"><text:s text:c="8"/>bool<text:s/></text:span><text:span text:style-name="T479">empty</text:span><text:span text:style-name="T480">() const noexcept { return start == finish; }</text:span></text:p>
      <text:p text:style-name="P61"><text:span text:style-name="T480"><text:s text:c="8"/>vector()</text:span></text:p>
      <text:p text:style-name="P61"><text:span text:style-name="T480"><text:s text:c="8"/>noexcept(std::is_nothrow_default_constructible&lt;allocator_type&gt;::value)</text:span></text:p>
      <text:p text:style-name="P61"><text:span text:style-name="T480"><text:s text:c="8"/>{</text:span></text:p>
      <text:p text:style-name="P61"><text:span text:style-name="T480"><text:s text:c="16"/>create_storage(initial_capacity);</text:span></text:p>
      <text:p text:style-name="P61"><text:span text:style-name="T480"><text:s text:c="8"/>}</text:span></text:p>
      <text:p text:style-name="P61"><text:span text:style-name="T480"><text:s text:c="8"/>explicit vector(size_type n)</text:span></text:p>
      <text:p text:style-name="P61"><text:span text:style-name="T480"><text:s text:c="8"/>{</text:span></text:p>
      <text:p text:style-name="P61"><text:span text:style-name="T480"><text:s text:c="16"/>create_storage(n * capacity_factor);</text:span></text:p>
      <text:p text:style-name="P61"><text:span text:style-name="T480"><text:s text:c="16"/>assign_content(n, value_type());</text:span></text:p>
      <text:p text:style-name="P61"><text:span text:style-name="T480"><text:s text:c="8"/>}</text:span></text:p>
      <text:p text:style-name="P61"><text:span text:style-name="T480"><text:s text:c="8"/>explicit vector(size_type n, const_reference value)</text:span></text:p>
      <text:p text:style-name="P61"><text:span text:style-name="T480"><text:s text:c="8"/>{</text:span></text:p>
      <text:p text:style-name="P61"><text:span text:style-name="T480"><text:s text:c="16"/>create_storage(n * capacity_factor);</text:span></text:p>
      <text:p text:style-name="P61"><text:span text:style-name="T480"><text:s text:c="16"/>assign_content(n, value);</text:span></text:p>
      <text:p text:style-name="P61"><text:span text:style-name="T480"><text:s text:c="8"/>}</text:span></text:p>
      <text:p text:style-name="P61"><text:span text:style-name="T480"><text:s text:c="8"/>explicit vector(size_type n, const_pointer p) noexcept(false)</text:span></text:p>
      <text:p text:style-name="P61"><text:span text:style-name="T480"><text:s text:c="8"/>{</text:span></text:p>
      <text:p text:style-name="P61"><text:span text:style-name="T480"><text:s text:c="16"/>if(!p || !n)</text:span></text:p>
      <text:p text:style-name="P61"><text:span text:style-name="T480"><text:s text:c="24"/>throw std::invalid_argument("invalid parameters");</text:span></text:p>
      <text:p text:style-name="P61"><text:span text:style-name="T480"><text:s text:c="16"/>create_storage(n * capacity_factor);</text:span></text:p>
      <text:p text:style-name="P61"><text:span text:style-name="T480"><text:s text:c="16"/>assign_content(n, p);</text:span></text:p>
      <text:p text:style-name="P61"><text:span text:style-name="T480"><text:s text:c="8"/>}</text:span></text:p>
      <text:p text:style-name="P61"><text:span text:style-name="T480"><text:s text:c="8"/>explicit vector(const vector&amp; vec)</text:span></text:p>
      <text:p text:style-name="P61"><text:span text:style-name="T480"><text:s text:c="8"/>noexcept(std::is_nothrow_constructible&lt;allocator_type&gt;::value)</text:span></text:p>
      <text:p text:style-name="P61"><text:span text:style-name="T480"><text:s text:c="8"/>{</text:span></text:p>
      <text:p text:style-name="P61"><text:span text:style-name="T480"><text:s text:c="16"/>create_storage(vec.size() * capacity_factor);</text:span></text:p>
      <text:p text:style-name="P61"><text:span text:style-name="T480"><text:s text:c="16"/>assign_content(vec.size(), vec.start);</text:span></text:p>
      <text:p text:style-name="P61"><text:span text:style-name="T480"><text:s text:c="8"/>}</text:span></text:p>
      <text:p text:style-name="P61"><text:span text:style-name="T480"><text:s text:c="8"/>explicit vector(vector&amp;&amp; other) noexcept</text:span></text:p>
      <text:p text:style-name="P61"><text:span text:style-name="T480"><text:s text:c="8"/>{</text:span></text:p>
      <text:p text:style-name="P61"><text:span text:style-name="T480"><text:s text:c="16"/>create_storage(other.size() * capacity_factor);</text:span></text:p>
      <text:p text:style-name="P61"><text:span text:style-name="T480"><text:s text:c="16"/>move_content(std::move(other));</text:span></text:p>
      <text:p text:style-name="P61"><text:span text:style-name="T480"><text:s text:c="8"/>}</text:span></text:p>
      <text:p text:style-name="P61"><text:span text:style-name="T480"><text:s text:c="8"/>explicit vector(std::initializer_list&lt;value_type&gt; const&amp; list)</text:span></text:p>
      <text:p text:style-name="P61"><text:span text:style-name="T480"><text:s text:c="8"/>noexcept(std::is_nothrow_constructible&lt;allocator_type&gt;::value)</text:span></text:p>
      <text:p text:style-name="P61"><text:span text:style-name="T480"><text:s text:c="8"/>{</text:span></text:p>
      <text:p text:style-name="P61"><text:span text:style-name="T480"><text:s text:c="16"/>create_storage(list.size() * capacity_factor);</text:span></text:p>
      <text:p text:style-name="P61"><text:span text:style-name="T480"><text:s text:c="16"/>assign_content(list);</text:span></text:p>
      <text:p text:style-name="P61"><text:span text:style-name="T480"><text:s text:c="8"/>}</text:span></text:p>
      <text:p text:style-name="P61"><text:span text:style-name="T480"><text:s text:c="8"/>vector&amp;<text:s/></text:span><text:span text:style-name="T481">operator</text:span><text:span text:style-name="T482">=(vector&amp;&amp; other) noexcept</text:span></text:p>
      <text:p text:style-name="P61"><text:span text:style-name="T482"><text:s text:c="8"/>{</text:span></text:p>
      <text:p text:style-name="P61"><text:span text:style-name="T482"><text:s text:c="16"/>if (this == &amp;other)</text:span></text:p>
      <text:p text:style-name="P61"><text:span text:style-name="T482"><text:s text:c="24"/>return *this;</text:span></text:p>
      <text:p text:style-name="P61"><text:span text:style-name="T482"><text:s text:c="16"/>deallocate();</text:span></text:p>
      <text:p text:style-name="P61"><text:span text:style-name="T482"><text:s text:c="16"/>move_content(std::move(other));</text:span></text:p>
      <text:p text:style-name="P61"><text:span text:style-name="T482"><text:s text:c="16"/>return *this;</text:span></text:p>
      <text:p text:style-name="P61"><text:span text:style-name="T482"><text:s text:c="8"/>}</text:span></text:p>
      <text:p text:style-name="P61"><text:span text:style-name="T482"><text:s text:c="8"/>~vector()</text:span></text:p>
      <text:p text:style-name="P61"><text:span text:style-name="T482"><text:s text:c="8"/>{</text:span></text:p>
      <text:p text:style-name="P61"><text:span text:style-name="T482"><text:s text:c="16"/>deallocate();</text:span></text:p>
      <text:p text:style-name="P61"><text:span text:style-name="T482"><text:s text:c="8"/>}</text:span></text:p>
      <text:p text:style-name="P61"><text:span text:style-name="T482"><text:s text:c="8"/>vector&amp;<text:s/></text:span><text:span text:style-name="T483">merge</text:span><text:span text:style-name="T484">(vector&amp;&amp; other)</text:span></text:p>
      <text:p text:style-name="P61"><text:span text:style-name="T484"><text:s text:c="8"/>{</text:span></text:p>
      <text:p text:style-name="P61"><text:span text:style-name="T484"><text:s text:c="16"/>if (this == &amp;other)</text:span></text:p>
      <text:p text:style-name="P61"><text:span text:style-name="T484"><text:s text:c="24"/>return *this;</text:span></text:p>
      <text:p text:style-name="P61"><text:span text:style-name="T484"><text:s text:c="16"/>insert(size(), other);</text:span></text:p>
      <text:p text:style-name="P61"><text:span text:style-name="T484"><text:s text:c="16"/>other.clear();</text:span></text:p>
      <text:p text:style-name="P61"><text:span text:style-name="T484"><text:s text:c="16"/>return *this;</text:span></text:p>
      <text:p text:style-name="P61"><text:span text:style-name="T484"><text:s text:c="8"/>}</text:span></text:p>
      <text:p text:style-name="P61"><text:span text:style-name="T484"><text:s text:c="8"/>void<text:s/></text:span><text:span text:style-name="T485">clear</text:span><text:span text:style-name="T486">()</text:span></text:p>
      <text:p text:style-name="P61"><text:span text:style-name="T486"><text:s text:c="8"/>{</text:span></text:p>
      <text:p text:style-name="P61"><text:span text:style-name="T486"><text:s text:c="16"/>if (size()) {</text:span></text:p>
      <text:p text:style-name="P61"><text:span text:style-name="T486"><text:s text:c="24"/>deallocate();</text:span></text:p>
      <text:p text:style-name="P61"><text:span text:style-name="T486"><text:s text:c="24"/>create_empty();</text:span></text:p>
      <text:p text:style-name="P61"><text:span text:style-name="T486"><text:s text:c="16"/>}</text:span></text:p>
      <text:p text:style-name="P61"><text:span text:style-name="T486"><text:s text:c="8"/>}</text:span></text:p>
      <text:p text:style-name="P61"><text:span text:style-name="T486"><text:s text:c="8"/>void<text:s/></text:span><text:span text:style-name="T487">reserve</text:span><text:span text:style-name="T488">(size_type new_capacity = 0)</text:span></text:p>
      <text:p text:style-name="P61"><text:span text:style-name="T488"><text:s text:c="8"/>{</text:span></text:p>
      <text:p text:style-name="P61"><text:span text:style-name="T488"><text:s text:c="16"/>if (new_capacity == 0) {</text:span></text:p>
      <text:p text:style-name="P61"><text:span text:style-name="T488"><text:s text:c="24"/>clear();</text:span></text:p>
      <text:p text:style-name="P61"><text:span text:style-name="T488"><text:s text:c="24"/>return;</text:span></text:p>
      <text:p text:style-name="P61"><text:span text:style-name="T488"><text:s text:c="16"/>}</text:span></text:p>
      <text:p text:style-name="P61"><text:span text:style-name="T488"><text:s text:c="16"/>if (new_capacity == capacity())</text:span></text:p>
      <text:p text:style-name="P61"><text:span text:style-name="T488"><text:s text:c="24"/>return;</text:span></text:p>
      <text:p text:style-name="P61"><text:span text:style-name="T488"><text:s text:c="16"/>size_type new_size = (new_capacity &lt; size()) ?</text:span></text:p>
      <text:p text:style-name="P61"><text:span text:style-name="T488"><text:s text:c="51"/>new_capacity : size();</text:span></text:p>
      <text:p text:style-name="P61"><text:span text:style-name="T488"><text:s text:c="16"/>pointer temp = allocate(new_capacity);</text:span></text:p>
      <text:p text:style-name="P61"><text:span text:style-name="T488"><text:s text:c="16"/>assign_content_to_other(new_size, start, temp);</text:span></text:p>
      <text:p text:style-name="P61"><text:span text:style-name="T488"><text:s text:c="16"/>deallocate();</text:span></text:p>
      <text:p text:style-name="P61"><text:span text:style-name="T488"><text:s text:c="16"/>start = temp;</text:span></text:p>
      <text:p text:style-name="P61"><text:span text:style-name="T488"><text:s text:c="16"/>finish = temp + new_size;</text:span></text:p>
      <text:p text:style-name="P61"><text:span text:style-name="T488"><text:s text:c="16"/>end_of_storage = temp + new_capacity;</text:span></text:p>
      <text:p text:style-name="P61"><text:span text:style-name="T488"><text:s text:c="8"/>}</text:span></text:p>
      <text:p text:style-name="P61"><text:span text:style-name="T488"><text:s text:c="8"/>void<text:s/></text:span><text:span text:style-name="T489">shrink_to_fit</text:span><text:span text:style-name="T490">() { reserve(size()); }</text:span></text:p>
      <text:p text:style-name="P61"><text:span text:style-name="T490"><text:s text:c="8"/>vector&amp;<text:s/></text:span><text:span text:style-name="T491">assign</text:span><text:span text:style-name="T492">(vector const&amp; vec)</text:span></text:p>
      <text:p text:style-name="P61"><text:span text:style-name="T492"><text:s text:c="8"/>{</text:span></text:p>
      <text:p text:style-name="P61"><text:span text:style-name="T492"><text:s text:c="16"/>if(this == &amp;vec)</text:span></text:p>
      <text:p text:style-name="P61"><text:span text:style-name="T492"><text:s text:c="24"/>return *this;</text:span></text:p>
      <text:p text:style-name="P61"><text:span text:style-name="T492"><text:s text:c="16"/>if(capacity() &lt; vec.size())</text:span></text:p>
      <text:p text:style-name="P61"><text:span text:style-name="T492"><text:s text:c="24"/>reserve(vec.size() * capacity_factor);</text:span></text:p>
      <text:p text:style-name="P61"><text:span text:style-name="T492"><text:s text:c="16"/>assign_content(vec);</text:span></text:p>
      <text:p text:style-name="P61"><text:span text:style-name="T492"><text:s text:c="16"/>return *this;</text:span></text:p>
      <text:p text:style-name="P61"><text:span text:style-name="T492"><text:s text:c="8"/>}</text:span></text:p>
      <text:p text:style-name="P61"><text:span text:style-name="T492"><text:s text:c="8"/>vector&amp;<text:s/></text:span><text:span text:style-name="T493">operator</text:span><text:span text:style-name="T494">=(vector const&amp; vec)</text:span></text:p>
      <text:p text:style-name="P61"><text:span text:style-name="T494"><text:s text:c="8"/>{</text:span></text:p>
      <text:p text:style-name="P61"><text:span text:style-name="T494"><text:s text:c="16"/>return assign(vec);</text:span></text:p>
      <text:p text:style-name="P61"><text:span text:style-name="T494"><text:s text:c="8"/>}</text:span></text:p>
      <text:p text:style-name="P61"><text:span text:style-name="T494"><text:s text:c="8"/>vector&amp;<text:s/></text:span><text:span text:style-name="T495">erase</text:span><text:span text:style-name="T496">(size_type pos = 0, size_type len = 0)</text:span></text:p>
      <text:p text:style-name="P61"><text:span text:style-name="T496"><text:s text:c="8"/>{</text:span></text:p>
      <text:p text:style-name="P61"><text:span text:style-name="T496"><text:s text:c="16"/>if (pos &gt; size())<text:s text:c="8"/>// the user is wrong, do nothing.</text:span></text:p>
      <text:p text:style-name="P61"><text:span text:style-name="T496"><text:s text:c="24"/>return *this;</text:span></text:p>
      <text:p text:style-name="P61"><text:span text:style-name="T496"><text:s text:c="16"/>if (len == 0)</text:span></text:p>
      <text:p text:style-name="P61"><text:span text:style-name="T496"><text:s text:c="24"/>len = size();</text:span></text:p>
      <text:p text:style-name="P61"><text:span text:style-name="T496"><text:s text:c="16"/>while (pos + len &lt; size()) { // '&lt;' is essential</text:span></text:p>
      <text:p text:style-name="P61"><text:span text:style-name="T496"><text:s text:c="24"/>start[pos] = start[pos + len];</text:span></text:p>
      <text:p text:style-name="P61"><text:span text:style-name="T496"><text:s text:c="24"/>++pos;</text:span></text:p>
      <text:p text:style-name="P61"><text:span text:style-name="T496"><text:s text:c="16"/>}</text:span></text:p>
      <text:p text:style-name="P61"><text:span text:style-name="T496"><text:s text:c="16"/>finish = start + pos;</text:span></text:p>
      <text:p text:style-name="P61"><text:span text:style-name="T496"><text:s text:c="16"/>sanitize();</text:span></text:p>
      <text:p text:style-name="P61"><text:span text:style-name="T496"><text:s text:c="16"/>return *this;</text:span></text:p>
      <text:p text:style-name="P61"><text:span text:style-name="T496"><text:s text:c="8"/>}</text:span></text:p>
      <text:p text:style-name="P61"><text:span text:style-name="T496"><text:s text:c="8"/>void<text:s/></text:span><text:span text:style-name="T497">pop_back</text:span><text:span text:style-name="T498">()</text:span></text:p>
      <text:p text:style-name="P61"><text:span text:style-name="T498"><text:s text:c="8"/>{</text:span></text:p>
      <text:p text:style-name="P61"><text:span text:style-name="T498"><text:s text:c="16"/>if (size() &gt; 0) {</text:span></text:p>
      <text:p text:style-name="P61"><text:span text:style-name="T498"><text:s text:c="24"/>--finish;</text:span></text:p>
      <text:p text:style-name="P61"><text:span text:style-name="T498"><text:s text:c="24"/>sanitize();</text:span></text:p>
      <text:p text:style-name="P61"><text:span text:style-name="T498"><text:s text:c="16"/>}</text:span></text:p>
      <text:p text:style-name="P61"><text:span text:style-name="T498"><text:s text:c="8"/>}</text:span></text:p>
      <text:p text:style-name="P61"><text:span text:style-name="T498"><text:s text:c="8"/>void<text:s/></text:span><text:span text:style-name="T499">push_back</text:span><text:span text:style-name="T500">(const_reference element)</text:span></text:p>
      <text:p text:style-name="P61"><text:span text:style-name="T500"><text:s text:c="8"/>{</text:span></text:p>
      <text:p text:style-name="P61"><text:span text:style-name="T500"><text:s text:c="16"/>if(capacity() &lt; size() + 1)</text:span></text:p>
      <text:p text:style-name="P61"><text:span text:style-name="T500"><text:s text:c="24"/>reserve((size() + 1) * capacity_factor);</text:span></text:p>
      <text:p text:style-name="P61"><text:span text:style-name="T500"><text:s text:c="16"/>new(finish) value_type(element);</text:span></text:p>
      <text:p text:style-name="P61"><text:span text:style-name="T500"><text:s text:c="16"/>finish++;</text:span></text:p>
      <text:p text:style-name="P61"><text:span text:style-name="T500"><text:s text:c="8"/>}</text:span></text:p>
      <text:p text:style-name="P61"><text:span text:style-name="T501"/></text:p>
      <text:p text:style-name="P61"><text:span text:style-name="T502"><text:s text:c="8"/>vector&amp;<text:s/></text:span><text:span text:style-name="T503">insert</text:span><text:span text:style-name="T504">(size_type pos, const_pointer p, size_type p_size)</text:span></text:p>
      <text:p text:style-name="P61"><text:span text:style-name="T504"><text:s text:c="8"/>{</text:span></text:p>
      <text:p text:style-name="P61"><text:span text:style-name="T504"><text:s text:c="16"/>vector temp;</text:span></text:p>
      <text:p text:style-name="P61"><text:span text:style-name="T504"><text:s text:c="16"/>if (pos &gt;= size())</text:span></text:p>
      <text:p text:style-name="P61"><text:span text:style-name="T504"><text:s text:c="24"/>pos = size();</text:span></text:p>
      <text:p text:style-name="P61"><text:span text:style-name="T504"><text:s text:c="16"/>else</text:span></text:p>
      <text:p text:style-name="P61"><text:span text:style-name="T504"><text:s text:c="24"/>temp = vector(size() - pos, start + pos);</text:span></text:p>
      <text:p text:style-name="P61"><text:span text:style-name="T504"><text:s text:c="16"/>size_type res_size = size() + p_size;</text:span></text:p>
      <text:p text:style-name="P61"><text:span text:style-name="T504"><text:s text:c="16"/>if (capacity() &lt; res_size)</text:span></text:p>
      <text:p text:style-name="P61"><text:span text:style-name="T504"><text:s text:c="24"/>reserve(res_size * capacity_factor);</text:span></text:p>
      <text:p text:style-name="P61"><text:span text:style-name="T504"><text:s text:c="16"/>size_type i = 0, j = 0;</text:span></text:p>
      <text:p text:style-name="P61"><text:span text:style-name="T504"><text:s text:c="16"/>for (i = pos, j = 0; j != p_size; i++, j++)</text:span></text:p>
      <text:p text:style-name="P61"><text:span text:style-name="T504"><text:s text:c="24"/>start[i] = p[j];</text:span></text:p>
      <text:p text:style-name="P61"><text:span text:style-name="T504"><text:s text:c="16"/>if(pos != size())</text:span></text:p>
      <text:p text:style-name="P61"><text:span text:style-name="T504"><text:s text:c="24"/>for (j = 0; j != temp.size(); j++, i++)</text:span></text:p>
      <text:p text:style-name="P61"><text:span text:style-name="T504"><text:s text:c="32"/>start[i] = temp[j];</text:span></text:p>
      <text:p text:style-name="P61"><text:span text:style-name="T504"><text:s text:c="16"/>finish = start + res_size;</text:span></text:p>
      <text:p text:style-name="P61"><text:span text:style-name="T504"><text:s text:c="16"/>return *this;</text:span></text:p>
      <text:p text:style-name="P61"><text:span text:style-name="T504"><text:s text:c="8"/>}</text:span></text:p>
      <text:p text:style-name="P61"><text:span text:style-name="T504"><text:s text:c="8"/>vector&amp;</text:span></text:p>
      <text:p text:style-name="P61"><text:span text:style-name="T504"><text:s text:c="8"/></text:span><text:span text:style-name="T505">insert</text:span><text:span text:style-name="T506">(size_type pos, vector const&amp; p, size_type inserted_size = 0)</text:span></text:p>
      <text:p text:style-name="P61"><text:span text:style-name="T506"><text:s text:c="8"/>{</text:span></text:p>
      <text:p text:style-name="P61"><text:span text:style-name="T506"><text:s text:c="16"/>if (!inserted_size)</text:span></text:p>
      <text:p text:style-name="P61"><text:span text:style-name="T506"><text:s text:c="24"/>inserted_size = p.size();</text:span></text:p>
      <text:p text:style-name="P61"><text:span text:style-name="T506"><text:s text:c="16"/>return insert(pos, p.data(), inserted_size);</text:span></text:p>
      <text:p text:style-name="P61"><text:span text:style-name="T506"><text:s text:c="8"/>}</text:span></text:p>
      <text:p text:style-name="P61"><text:span text:style-name="T506"><text:s text:c="8"/>reference<text:s/></text:span><text:span text:style-name="T507">operator</text:span><text:span text:style-name="T508">[](size_type pos) noexcept(false)</text:span></text:p>
      <text:p text:style-name="P61"><text:span text:style-name="T508"><text:s text:c="8"/>{</text:span></text:p>
      <text:p text:style-name="P61"><text:span text:style-name="T508"><text:s text:c="16"/>if (pos &gt;= size())</text:span></text:p>
      <text:p text:style-name="P61"><text:span text:style-name="T508"><text:s text:c="24"/>throw std::out_of_range("No such element.");</text:span></text:p>
      <text:p text:style-name="P61"><text:span text:style-name="T508"><text:s text:c="16"/>return (*(start + pos));</text:span></text:p>
      <text:p text:style-name="P61"><text:span text:style-name="T508"><text:s text:c="8"/>}</text:span></text:p>
      <text:p text:style-name="P61"><text:span text:style-name="T508"><text:s text:c="8"/>const_reference<text:s/></text:span><text:span text:style-name="T509">operator</text:span><text:span text:style-name="T510">[](size_type pos) const noexcept(false)</text:span></text:p>
      <text:p text:style-name="P61"><text:span text:style-name="T510"><text:s text:c="8"/>{</text:span></text:p>
      <text:p text:style-name="P61"><text:span text:style-name="T510"><text:s text:c="16"/>if (pos &gt;= size())</text:span></text:p>
      <text:p text:style-name="P61"><text:span text:style-name="T510"><text:s text:c="24"/>throw std::out_of_range("No such element.");</text:span></text:p>
      <text:p text:style-name="P61"><text:span text:style-name="T510"><text:s text:c="16"/>return (*(start + pos));</text:span></text:p>
      <text:p text:style-name="P61"><text:span text:style-name="T510"><text:s text:c="8"/>}</text:span></text:p>
      <text:p text:style-name="P61"><text:span text:style-name="T510"><text:s text:c="8"/>pointer<text:s/></text:span><text:span text:style-name="T511">data</text:span><text:span text:style-name="T512">() noexcept { return start; }</text:span></text:p>
      <text:p text:style-name="P61"><text:span text:style-name="T512"><text:s text:c="8"/>const_pointer<text:s/></text:span><text:span text:style-name="T513">data</text:span><text:span text:style-name="T514">() const noexcept { return start; }</text:span></text:p>
      <text:p text:style-name="P61"><text:span text:style-name="T514">}; // class vector</text:span></text:p>
      <text:p text:style-name="P61"><text:span text:style-name="T514">} // namespace lab</text:span></text:p>
      <text:p text:style-name="P61"><text:span text:style-name="T514">#endif // VECTOR_H</text:span></text:p>
      <text:p text:style-name="P61"><text:span text:style-name="T5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